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4024" calcext:value-type="float">
            <text:p>96.2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8304" calcext:value-type="float">
            <text:p>96.1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7448" calcext:value-type="float">
            <text:p>96.1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632" calcext:value-type="float">
            <text:p>96.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3272" calcext:value-type="float">
            <text:p>96.2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4024" calcext:value-type="float">
            <text:p>96.2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8784" calcext:value-type="float">
            <text:p>96.1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9264" calcext:value-type="float">
            <text:p>96.2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7176" calcext:value-type="float">
            <text:p>96.2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584" calcext:value-type="float">
            <text:p>96.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632" calcext:value-type="float">
            <text:p>96.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7176" calcext:value-type="float">
            <text:p>96.2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3648" calcext:value-type="float">
            <text:p>96.2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8408" calcext:value-type="float">
            <text:p>96.2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584" calcext:value-type="float">
            <text:p>96.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8512" calcext:value-type="float">
            <text:p>96.2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5088" calcext:value-type="float">
            <text:p>96.3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8136" calcext:value-type="float">
            <text:p>96.3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7008" calcext:value-type="float">
            <text:p>96.4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9952" calcext:value-type="float">
            <text:p>96.3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0704" calcext:value-type="float">
            <text:p>96.3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0704" calcext:value-type="float">
            <text:p>96.3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8136" calcext:value-type="float">
            <text:p>96.3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2144" calcext:value-type="float">
            <text:p>96.4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9096" calcext:value-type="float">
            <text:p>96.3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2624" calcext:value-type="float">
            <text:p>96.4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1768" calcext:value-type="float">
            <text:p>96.4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0808" calcext:value-type="float">
            <text:p>96.3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2144" calcext:value-type="float">
            <text:p>96.4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4816" calcext:value-type="float">
            <text:p>96.4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2352" calcext:value-type="float">
            <text:p>96.5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0536" calcext:value-type="float">
            <text:p>96.4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968" calcext:value-type="float">
            <text:p>96.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8344" calcext:value-type="float">
            <text:p>96.4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7968" calcext:value-type="float">
            <text:p>96.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4544" calcext:value-type="float">
            <text:p>96.5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9304" calcext:value-type="float">
            <text:p>96.5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7008" calcext:value-type="float">
            <text:p>96.4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9576" calcext:value-type="float">
            <text:p>96.4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3104" calcext:value-type="float">
            <text:p>96.4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3" calcext:value-type="float">
            <text:p>96.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0808" calcext:value-type="float">
            <text:p>96.3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4712" calcext:value-type="float">
            <text:p>96.3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7384" calcext:value-type="float">
            <text:p>96.4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4816" calcext:value-type="float">
            <text:p>96.4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6904" calcext:value-type="float">
            <text:p>96.3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252" calcext:value-type="float">
            <text:p>96.3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2144" calcext:value-type="float">
            <text:p>96.4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1392" calcext:value-type="float">
            <text:p>96.4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1872" calcext:value-type="float">
            <text:p>96.5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492" calcext:value-type="float">
            <text:p>96.5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2728" calcext:value-type="float">
            <text:p>96.5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7864" calcext:value-type="float">
            <text:p>96.4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6152" calcext:value-type="float">
            <text:p>96.4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9304" calcext:value-type="float">
            <text:p>96.5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5024" calcext:value-type="float">
            <text:p>96.5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8928" calcext:value-type="float">
            <text:p>96.5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636" calcext:value-type="float">
            <text:p>96.6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5984" calcext:value-type="float">
            <text:p>96.6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9032" calcext:value-type="float">
            <text:p>96.6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5984" calcext:value-type="float">
            <text:p>96.6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2664" calcext:value-type="float">
            <text:p>96.7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1328" calcext:value-type="float">
            <text:p>96.7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304" calcext:value-type="float">
            <text:p>96.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1808" calcext:value-type="float">
            <text:p>96.7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3144" calcext:value-type="float">
            <text:p>96.7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8384" calcext:value-type="float">
            <text:p>96.7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2768" calcext:value-type="float">
            <text:p>96.8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0304" calcext:value-type="float">
            <text:p>96.9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9928" calcext:value-type="float">
            <text:p>96.9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9552" calcext:value-type="float">
            <text:p>96.9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0408" calcext:value-type="float">
            <text:p>96.9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8696" calcext:value-type="float">
            <text:p>97.0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4728" calcext:value-type="float">
            <text:p>97.2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4248" calcext:value-type="float">
            <text:p>97.2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9008" calcext:value-type="float">
            <text:p>97.2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7776" calcext:value-type="float">
            <text:p>97.2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1784" calcext:value-type="float">
            <text:p>97.3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7504" calcext:value-type="float">
            <text:p>97.3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9592" calcext:value-type="float">
            <text:p>97.3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9592" calcext:value-type="float">
            <text:p>97.3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788" calcext:value-type="float">
            <text:p>97.3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264" calcext:value-type="float">
            <text:p>97.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8256" calcext:value-type="float">
            <text:p>97.2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4728" calcext:value-type="float">
            <text:p>97.2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596" calcext:value-type="float">
            <text:p>97.2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6816" calcext:value-type="float">
            <text:p>97.2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596" calcext:value-type="float">
            <text:p>97.2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7192" calcext:value-type="float">
            <text:p>97.1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7568" calcext:value-type="float">
            <text:p>97.1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2328" calcext:value-type="float">
            <text:p>97.1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3936" calcext:value-type="float">
            <text:p>97.0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6128" calcext:value-type="float">
            <text:p>97.0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688" calcext:value-type="float">
            <text:p>96.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9072" calcext:value-type="float">
            <text:p>96.9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9072" calcext:value-type="float">
            <text:p>96.9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1912" calcext:value-type="float">
            <text:p>96.8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6672" calcext:value-type="float">
            <text:p>96.8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3248" calcext:value-type="float">
            <text:p>96.8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3624" calcext:value-type="float">
            <text:p>96.8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0952" calcext:value-type="float">
            <text:p>96.7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6568" calcext:value-type="float">
            <text:p>96.7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352" calcext:value-type="float">
            <text:p>96.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5712" calcext:value-type="float">
            <text:p>96.7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9616" calcext:value-type="float">
            <text:p>96.7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828" calcext:value-type="float">
            <text:p>96.7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1328" calcext:value-type="float">
            <text:p>96.7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7424" calcext:value-type="float">
            <text:p>96.7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1328" calcext:value-type="float">
            <text:p>96.7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7-21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5712" calcext:value-type="float">
            <text:p>96.7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1512" calcext:value-type="float">
            <text:p>97.4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4936" calcext:value-type="float">
            <text:p>97.4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788" calcext:value-type="float">
            <text:p>97.3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5584" calcext:value-type="float">
            <text:p>97.2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5104" calcext:value-type="float">
            <text:p>97.2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5104" calcext:value-type="float">
            <text:p>97.2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6336" calcext:value-type="float">
            <text:p>97.1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2808" calcext:value-type="float">
            <text:p>97.1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5376" calcext:value-type="float">
            <text:p>97.1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7736" calcext:value-type="float">
            <text:p>96.9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164" calcext:value-type="float">
            <text:p>96.9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8592" calcext:value-type="float">
            <text:p>96.9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7736" calcext:value-type="float">
            <text:p>96.9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4208" calcext:value-type="float">
            <text:p>96.9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2496" calcext:value-type="float">
            <text:p>96.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7736" calcext:value-type="float">
            <text:p>96.9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9928" calcext:value-type="float">
            <text:p>96.9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3832" calcext:value-type="float">
            <text:p>96.9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8592" calcext:value-type="float">
            <text:p>96.9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2496" calcext:value-type="float">
            <text:p>96.9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4208" calcext:value-type="float">
            <text:p>96.9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2016" calcext:value-type="float">
            <text:p>96.9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164" calcext:value-type="float">
            <text:p>96.9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26" calcext:value-type="float">
            <text:p>97.0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0888" calcext:value-type="float">
            <text:p>97.0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0888" calcext:value-type="float">
            <text:p>97.0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9928" calcext:value-type="float">
            <text:p>96.9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0784" calcext:value-type="float">
            <text:p>96.9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0304" calcext:value-type="float">
            <text:p>96.9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7256" calcext:value-type="float">
            <text:p>96.9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3352" calcext:value-type="float">
            <text:p>96.9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496" calcext:value-type="float">
            <text:p>96.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496" calcext:value-type="float">
            <text:p>96.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2392" calcext:value-type="float">
            <text:p>96.8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3248" calcext:value-type="float">
            <text:p>96.8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5336" calcext:value-type="float">
            <text:p>96.7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7048" calcext:value-type="float">
            <text:p>96.7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7048" calcext:value-type="float">
            <text:p>96.7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5336" calcext:value-type="float">
            <text:p>96.7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8592" calcext:value-type="float">
            <text:p>96.9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8488" calcext:value-type="float">
            <text:p>96.8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9824" calcext:value-type="float">
            <text:p>96.8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3832" calcext:value-type="float">
            <text:p>96.9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4688" calcext:value-type="float">
            <text:p>96.9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9072" calcext:value-type="float">
            <text:p>96.9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308" calcext:value-type="float">
            <text:p>97.0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356" calcext:value-type="float">
            <text:p>97.0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5752" calcext:value-type="float">
            <text:p>97.0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88" calcext:value-type="float">
            <text:p>97.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6712" calcext:value-type="float">
            <text:p>97.1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1096" calcext:value-type="float">
            <text:p>97.1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8904" calcext:value-type="float">
            <text:p>97.1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8904" calcext:value-type="float">
            <text:p>97.1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7568" calcext:value-type="float">
            <text:p>97.1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7568" calcext:value-type="float">
            <text:p>97.1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2808" calcext:value-type="float">
            <text:p>97.1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8528" calcext:value-type="float">
            <text:p>97.1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0136" calcext:value-type="float">
            <text:p>97.1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6608" calcext:value-type="float">
            <text:p>97.0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356" calcext:value-type="float">
            <text:p>97.0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4896" calcext:value-type="float">
            <text:p>97.0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6608" calcext:value-type="float">
            <text:p>97.0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6128" calcext:value-type="float">
            <text:p>97.0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4688" calcext:value-type="float">
            <text:p>96.9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4208" calcext:value-type="float">
            <text:p>96.9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3352" calcext:value-type="float">
            <text:p>96.9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8112" calcext:value-type="float">
            <text:p>96.9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1912" calcext:value-type="float">
            <text:p>96.8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1912" calcext:value-type="float">
            <text:p>96.8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4104" calcext:value-type="float">
            <text:p>96.8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1808" calcext:value-type="float">
            <text:p>96.7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4376" calcext:value-type="float">
            <text:p>96.7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5816" calcext:value-type="float">
            <text:p>96.8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0472" calcext:value-type="float">
            <text:p>96.7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3312" calcext:value-type="float">
            <text:p>96.6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684" calcext:value-type="float">
            <text:p>96.6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3792" calcext:value-type="float">
            <text:p>96.6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0368" calcext:value-type="float">
            <text:p>96.6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1496" calcext:value-type="float">
            <text:p>96.5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54" calcext:value-type="float">
            <text:p>96.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2352" calcext:value-type="float">
            <text:p>96.5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636" calcext:value-type="float">
            <text:p>96.6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0536" calcext:value-type="float">
            <text:p>96.4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5776" calcext:value-type="float">
            <text:p>96.5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4544" calcext:value-type="float">
            <text:p>96.5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4544" calcext:value-type="float">
            <text:p>96.5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1016" calcext:value-type="float">
            <text:p>96.5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2624" calcext:value-type="float">
            <text:p>96.4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348" calcext:value-type="float">
            <text:p>96.4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2624" calcext:value-type="float">
            <text:p>96.4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7864" calcext:value-type="float">
            <text:p>96.4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7112" calcext:value-type="float">
            <text:p>96.5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4168" calcext:value-type="float">
            <text:p>96.5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7216" calcext:value-type="float">
            <text:p>96.5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112" calcext:value-type="float">
            <text:p>96.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1392" calcext:value-type="float">
            <text:p>96.4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444" calcext:value-type="float">
            <text:p>96.4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2728" calcext:value-type="float">
            <text:p>96.5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872" calcext:value-type="float">
            <text:p>96.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5296" calcext:value-type="float">
            <text:p>96.4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4064" calcext:value-type="float">
            <text:p>96.5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7384" calcext:value-type="float">
            <text:p>96.4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1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1872" calcext:value-type="float">
            <text:p>96.5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1768" calcext:value-type="float">
            <text:p>96.4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5776" calcext:value-type="float">
            <text:p>96.5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444" calcext:value-type="float">
            <text:p>96.4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7864" calcext:value-type="float">
            <text:p>96.4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7864" calcext:value-type="float">
            <text:p>96.4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3104" calcext:value-type="float">
            <text:p>96.4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0912" calcext:value-type="float">
            <text:p>96.4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1392" calcext:value-type="float">
            <text:p>96.4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8344" calcext:value-type="float">
            <text:p>96.4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1392" calcext:value-type="float">
            <text:p>96.4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2728" calcext:value-type="float">
            <text:p>96.5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7488" calcext:value-type="float">
            <text:p>96.4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2248" calcext:value-type="float">
            <text:p>96.4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968" calcext:value-type="float">
            <text:p>96.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54" calcext:value-type="float">
            <text:p>96.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0264" calcext:value-type="float">
            <text:p>96.6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3792" calcext:value-type="float">
            <text:p>96.6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2936" calcext:value-type="float">
            <text:p>96.6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78" calcext:value-type="float">
            <text:p>96.6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464" calcext:value-type="float">
            <text:p>96.6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0952" calcext:value-type="float">
            <text:p>96.7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9136" calcext:value-type="float">
            <text:p>96.7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1328" calcext:value-type="float">
            <text:p>96.7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4168" calcext:value-type="float">
            <text:p>96.5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1976" calcext:value-type="float">
            <text:p>96.5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5336" calcext:value-type="float">
            <text:p>96.7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924" calcext:value-type="float">
            <text:p>96.7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1432" calcext:value-type="float">
            <text:p>96.8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7904" calcext:value-type="float">
            <text:p>96.7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352" calcext:value-type="float">
            <text:p>96.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8112" calcext:value-type="float">
            <text:p>96.9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4" calcext:value-type="float">
            <text:p>96.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924" calcext:value-type="float">
            <text:p>96.7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068" calcext:value-type="float">
            <text:p>96.8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5816" calcext:value-type="float">
            <text:p>96.8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9344" calcext:value-type="float">
            <text:p>96.8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2768" calcext:value-type="float">
            <text:p>96.8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8864" calcext:value-type="float">
            <text:p>96.8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4104" calcext:value-type="float">
            <text:p>96.8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4104" calcext:value-type="float">
            <text:p>96.8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2872" calcext:value-type="float">
            <text:p>96.8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7256" calcext:value-type="float">
            <text:p>96.9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164" calcext:value-type="float">
            <text:p>96.9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4312" calcext:value-type="float">
            <text:p>96.9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0784" calcext:value-type="float">
            <text:p>96.9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0304" calcext:value-type="float">
            <text:p>96.9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7256" calcext:value-type="float">
            <text:p>96.9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7256" calcext:value-type="float">
            <text:p>96.9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8592" calcext:value-type="float">
            <text:p>96.9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1368" calcext:value-type="float">
            <text:p>97.0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308" calcext:value-type="float">
            <text:p>97.0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8048" calcext:value-type="float">
            <text:p>97.1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6712" calcext:value-type="float">
            <text:p>97.1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8904" calcext:value-type="float">
            <text:p>97.1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2808" calcext:value-type="float">
            <text:p>97.1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596" calcext:value-type="float">
            <text:p>97.2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5104" calcext:value-type="float">
            <text:p>97.2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8256" calcext:value-type="float">
            <text:p>97.2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884" calcext:value-type="float">
            <text:p>97.3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9592" calcext:value-type="float">
            <text:p>97.3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644" calcext:value-type="float">
            <text:p>97.2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9112" calcext:value-type="float">
            <text:p>97.2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3976" calcext:value-type="float">
            <text:p>97.3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7128" calcext:value-type="float">
            <text:p>97.4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4936" calcext:value-type="float">
            <text:p>97.4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884" calcext:value-type="float">
            <text:p>97.3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2744" calcext:value-type="float">
            <text:p>97.3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2576" calcext:value-type="float">
            <text:p>97.5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0384" calcext:value-type="float">
            <text:p>97.5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7232" calcext:value-type="float">
            <text:p>97.4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028" calcext:value-type="float">
            <text:p>97.4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0384" calcext:value-type="float">
            <text:p>97.5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3056" calcext:value-type="float">
            <text:p>97.6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0968" calcext:value-type="float">
            <text:p>97.6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5728" calcext:value-type="float">
            <text:p>97.6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304" calcext:value-type="float">
            <text:p>97.6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304" calcext:value-type="float">
            <text:p>97.6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8024" calcext:value-type="float">
            <text:p>97.7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5456" calcext:value-type="float">
            <text:p>97.7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412" calcext:value-type="float">
            <text:p>97.7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5936" calcext:value-type="float">
            <text:p>97.7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8984" calcext:value-type="float">
            <text:p>97.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3744" calcext:value-type="float">
            <text:p>97.7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6792" calcext:value-type="float">
            <text:p>97.7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2032" calcext:value-type="float">
            <text:p>97.7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0696" calcext:value-type="float">
            <text:p>97.7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7272" calcext:value-type="float">
            <text:p>97.8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8608" calcext:value-type="float">
            <text:p>97.8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556" calcext:value-type="float">
            <text:p>97.8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556" calcext:value-type="float">
            <text:p>97.8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7752" calcext:value-type="float">
            <text:p>97.8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1384" calcext:value-type="float">
            <text:p>97.9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4808" calcext:value-type="float">
            <text:p>97.9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8336" calcext:value-type="float">
            <text:p>97.9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" calcext:value-type="float">
            <text:p>97.9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1384" calcext:value-type="float">
            <text:p>97.9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0528" calcext:value-type="float">
            <text:p>97.9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2344" calcext:value-type="float">
            <text:p>98.0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9776" calcext:value-type="float">
            <text:p>98.0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4536" calcext:value-type="float">
            <text:p>98.0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2344" calcext:value-type="float">
            <text:p>98.0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1008" calcext:value-type="float">
            <text:p>97.9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0152" calcext:value-type="float">
            <text:p>97.9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6624" calcext:value-type="float">
            <text:p>97.9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4808" calcext:value-type="float">
            <text:p>97.9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3472" calcext:value-type="float">
            <text:p>97.8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5664" calcext:value-type="float">
            <text:p>97.8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6144" calcext:value-type="float">
            <text:p>97.9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" calcext:value-type="float">
            <text:p>97.9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2616" calcext:value-type="float">
            <text:p>97.8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8984" calcext:value-type="float">
            <text:p>97.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3264" calcext:value-type="float">
            <text:p>97.7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5104" calcext:value-type="float">
            <text:p>97.2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0296" calcext:value-type="float">
            <text:p>98.3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1152" calcext:value-type="float">
            <text:p>98.3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1152" calcext:value-type="float">
            <text:p>98.3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7624" calcext:value-type="float">
            <text:p>98.3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2864" calcext:value-type="float">
            <text:p>98.3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5912" calcext:value-type="float">
            <text:p>98.3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5056" calcext:value-type="float">
            <text:p>98.3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2008" calcext:value-type="float">
            <text:p>98.3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372" calcext:value-type="float">
            <text:p>98.3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6288" calcext:value-type="float">
            <text:p>98.3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1904" calcext:value-type="float">
            <text:p>98.2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9232" calcext:value-type="float">
            <text:p>98.2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704" calcext:value-type="float">
            <text:p>98.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5704" calcext:value-type="float">
            <text:p>98.2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7416" calcext:value-type="float">
            <text:p>98.1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8272" calcext:value-type="float">
            <text:p>98.1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6936" calcext:value-type="float">
            <text:p>98.1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6456" calcext:value-type="float">
            <text:p>98.1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9984" calcext:value-type="float">
            <text:p>98.1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8648" calcext:value-type="float">
            <text:p>98.1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1216" calcext:value-type="float">
            <text:p>98.1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8272" calcext:value-type="float">
            <text:p>98.1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4368" calcext:value-type="float">
            <text:p>98.1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5224" calcext:value-type="float">
            <text:p>98.1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9608" calcext:value-type="float">
            <text:p>98.2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5328" calcext:value-type="float">
            <text:p>98.2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7896" calcext:value-type="float">
            <text:p>98.2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5224" calcext:value-type="float">
            <text:p>98.1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084" calcext:value-type="float">
            <text:p>98.1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9984" calcext:value-type="float">
            <text:p>98.1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3888" calcext:value-type="float">
            <text:p>98.1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3032" calcext:value-type="float">
            <text:p>98.1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8272" calcext:value-type="float">
            <text:p>98.1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0088" calcext:value-type="float">
            <text:p>98.2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3616" calcext:value-type="float">
            <text:p>98.2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3616" calcext:value-type="float">
            <text:p>98.2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2384" calcext:value-type="float">
            <text:p>98.3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6768" calcext:value-type="float">
            <text:p>98.3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1152" calcext:value-type="float">
            <text:p>98.3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5912" calcext:value-type="float">
            <text:p>98.3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4576" calcext:value-type="float">
            <text:p>98.3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372" calcext:value-type="float">
            <text:p>98.3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8104" calcext:value-type="float">
            <text:p>98.3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2384" calcext:value-type="float">
            <text:p>98.3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276" calcext:value-type="float">
            <text:p>98.2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3136" calcext:value-type="float">
            <text:p>98.2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704" calcext:value-type="float">
            <text:p>98.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9608" calcext:value-type="float">
            <text:p>98.2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2176" calcext:value-type="float">
            <text:p>98.1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3512" calcext:value-type="float">
            <text:p>98.2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2176" calcext:value-type="float">
            <text:p>98.1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9504" calcext:value-type="float">
            <text:p>98.1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5976" calcext:value-type="float">
            <text:p>98.1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5976" calcext:value-type="float">
            <text:p>98.1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9776" calcext:value-type="float">
            <text:p>98.0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4056" calcext:value-type="float">
            <text:p>97.9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3952" calcext:value-type="float">
            <text:p>97.9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556" calcext:value-type="float">
            <text:p>97.8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2512" calcext:value-type="float">
            <text:p>97.8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2136" calcext:value-type="float">
            <text:p>97.8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7856" calcext:value-type="float">
            <text:p>97.9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1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652" calcext:value-type="float">
            <text:p>97.8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2096" calcext:value-type="float">
            <text:p>97.5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9048" calcext:value-type="float">
            <text:p>97.5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9904" calcext:value-type="float">
            <text:p>97.5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4664" calcext:value-type="float">
            <text:p>97.5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4184" calcext:value-type="float">
            <text:p>97.4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1512" calcext:value-type="float">
            <text:p>97.4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6648" calcext:value-type="float">
            <text:p>97.3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8256" calcext:value-type="float">
            <text:p>97.2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4144" calcext:value-type="float">
            <text:p>97.1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5" calcext:value-type="float">
            <text:p>97.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452" calcext:value-type="float">
            <text:p>97.1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2224" calcext:value-type="float">
            <text:p>97.0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6128" calcext:value-type="float">
            <text:p>97.0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6984" calcext:value-type="float">
            <text:p>97.0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1744" calcext:value-type="float">
            <text:p>97.0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4" calcext:value-type="float">
            <text:p>96.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0952" calcext:value-type="float">
            <text:p>96.7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5232" calcext:value-type="float">
            <text:p>96.7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4752" calcext:value-type="float">
            <text:p>96.6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304" calcext:value-type="float">
            <text:p>96.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304" calcext:value-type="float">
            <text:p>96.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6088" calcext:value-type="float">
            <text:p>96.7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1704" calcext:value-type="float">
            <text:p>96.6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5232" calcext:value-type="float">
            <text:p>96.7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7904" calcext:value-type="float">
            <text:p>96.7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7696" calcext:value-type="float">
            <text:p>96.6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6088" calcext:value-type="float">
            <text:p>96.7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0472" calcext:value-type="float">
            <text:p>96.7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876" calcext:value-type="float">
            <text:p>96.7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0952" calcext:value-type="float">
            <text:p>96.7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1808" calcext:value-type="float">
            <text:p>96.7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1808" calcext:value-type="float">
            <text:p>96.7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0472" calcext:value-type="float">
            <text:p>96.7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7424" calcext:value-type="float">
            <text:p>96.7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6088" calcext:value-type="float">
            <text:p>96.7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78" calcext:value-type="float">
            <text:p>96.6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7904" calcext:value-type="float">
            <text:p>96.7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7904" calcext:value-type="float">
            <text:p>96.7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5336" calcext:value-type="float">
            <text:p>96.7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7152" calcext:value-type="float">
            <text:p>96.8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496" calcext:value-type="float">
            <text:p>96.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5336" calcext:value-type="float">
            <text:p>96.7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0952" calcext:value-type="float">
            <text:p>96.7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0096" calcext:value-type="float">
            <text:p>96.7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636" calcext:value-type="float">
            <text:p>96.6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2352" calcext:value-type="float">
            <text:p>96.5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444" calcext:value-type="float">
            <text:p>96.4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1392" calcext:value-type="float">
            <text:p>96.4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6528" calcext:value-type="float">
            <text:p>96.4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4608" calcext:value-type="float">
            <text:p>96.3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3272" calcext:value-type="float">
            <text:p>96.2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9744" calcext:value-type="float">
            <text:p>96.2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5736" calcext:value-type="float">
            <text:p>96.1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9264" calcext:value-type="float">
            <text:p>96.2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344" calcext:value-type="float">
            <text:p>96.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676" calcext:value-type="float">
            <text:p>95.9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9224" calcext:value-type="float">
            <text:p>95.8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1792" calcext:value-type="float">
            <text:p>95.8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2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5152" calcext:value-type="float">
            <text:p>96.0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484" calcext:value-type="float">
            <text:p>95.8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484" calcext:value-type="float">
            <text:p>95.8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8368" calcext:value-type="float">
            <text:p>95.9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1792" calcext:value-type="float">
            <text:p>95.8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1792" calcext:value-type="float">
            <text:p>95.8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9976" calcext:value-type="float">
            <text:p>95.8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6448" calcext:value-type="float">
            <text:p>95.7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9496" calcext:value-type="float">
            <text:p>95.7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7512" calcext:value-type="float">
            <text:p>95.9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9328" calcext:value-type="float">
            <text:p>95.9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9328" calcext:value-type="float">
            <text:p>95.9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1792" calcext:value-type="float">
            <text:p>95.8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1792" calcext:value-type="float">
            <text:p>95.8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532" calcext:value-type="float">
            <text:p>95.9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7032" calcext:value-type="float">
            <text:p>95.8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5696" calcext:value-type="float">
            <text:p>95.8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5696" calcext:value-type="float">
            <text:p>95.8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4464" calcext:value-type="float">
            <text:p>95.9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4088" calcext:value-type="float">
            <text:p>95.9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8264" calcext:value-type="float">
            <text:p>95.8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8264" calcext:value-type="float">
            <text:p>95.8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2648" calcext:value-type="float">
            <text:p>95.8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7512" calcext:value-type="float">
            <text:p>95.9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6928" calcext:value-type="float">
            <text:p>95.8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6928" calcext:value-type="float">
            <text:p>95.8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3128" calcext:value-type="float">
            <text:p>95.8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1792" calcext:value-type="float">
            <text:p>95.8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1312" calcext:value-type="float">
            <text:p>95.8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1792" calcext:value-type="float">
            <text:p>95.8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484" calcext:value-type="float">
            <text:p>95.8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3128" calcext:value-type="float">
            <text:p>95.8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1416" calcext:value-type="float">
            <text:p>95.9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4736" calcext:value-type="float">
            <text:p>95.8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7784" calcext:value-type="float">
            <text:p>95.8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2648" calcext:value-type="float">
            <text:p>95.8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7408" calcext:value-type="float">
            <text:p>95.8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2168" calcext:value-type="float">
            <text:p>95.8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9496" calcext:value-type="float">
            <text:p>95.7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9496" calcext:value-type="float">
            <text:p>95.7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864" calcext:value-type="float">
            <text:p>95.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9224" calcext:value-type="float">
            <text:p>95.8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3232" calcext:value-type="float">
            <text:p>95.9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628" calcext:value-type="float">
            <text:p>95.9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628" calcext:value-type="float">
            <text:p>95.9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628" calcext:value-type="float">
            <text:p>95.9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2168" calcext:value-type="float">
            <text:p>95.8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864" calcext:value-type="float">
            <text:p>95.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864" calcext:value-type="float">
            <text:p>95.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4736" calcext:value-type="float">
            <text:p>95.8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5696" calcext:value-type="float">
            <text:p>95.8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7136" calcext:value-type="float">
            <text:p>95.9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3128" calcext:value-type="float">
            <text:p>95.8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484" calcext:value-type="float">
            <text:p>95.8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2856" calcext:value-type="float">
            <text:p>96.0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2752" calcext:value-type="float">
            <text:p>95.9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8264" calcext:value-type="float">
            <text:p>95.8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6072" calcext:value-type="float">
            <text:p>95.8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4088" calcext:value-type="float">
            <text:p>95.9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5904" calcext:value-type="float">
            <text:p>96.0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5904" calcext:value-type="float">
            <text:p>96.0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4192" calcext:value-type="float">
            <text:p>96.0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2584" calcext:value-type="float">
            <text:p>96.1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2584" calcext:value-type="float">
            <text:p>96.1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2208" calcext:value-type="float">
            <text:p>96.1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3544" calcext:value-type="float">
            <text:p>96.1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7072" calcext:value-type="float">
            <text:p>96.2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5736" calcext:value-type="float">
            <text:p>96.1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9848" calcext:value-type="float">
            <text:p>96.3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5568" calcext:value-type="float">
            <text:p>96.3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9096" calcext:value-type="float">
            <text:p>96.3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9952" calcext:value-type="float">
            <text:p>96.3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0912" calcext:value-type="float">
            <text:p>96.4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8344" calcext:value-type="float">
            <text:p>96.4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968" calcext:value-type="float">
            <text:p>96.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2352" calcext:value-type="float">
            <text:p>96.5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7112" calcext:value-type="float">
            <text:p>96.5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6736" calcext:value-type="float">
            <text:p>96.5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1392" calcext:value-type="float">
            <text:p>96.4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3208" calcext:value-type="float">
            <text:p>96.5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1224" calcext:value-type="float">
            <text:p>96.6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8656" calcext:value-type="float">
            <text:p>96.6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1224" calcext:value-type="float">
            <text:p>96.6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684" calcext:value-type="float">
            <text:p>96.6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4376" calcext:value-type="float">
            <text:p>96.7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9072" calcext:value-type="float">
            <text:p>96.9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6984" calcext:value-type="float">
            <text:p>97.0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6984" calcext:value-type="float">
            <text:p>97.0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2224" calcext:value-type="float">
            <text:p>97.0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6712" calcext:value-type="float">
            <text:p>97.1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1304" calcext:value-type="float">
            <text:p>97.3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9968" calcext:value-type="float">
            <text:p>97.2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9968" calcext:value-type="float">
            <text:p>97.2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7024" calcext:value-type="float">
            <text:p>97.3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884" calcext:value-type="float">
            <text:p>97.3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1512" calcext:value-type="float">
            <text:p>97.4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3808" calcext:value-type="float">
            <text:p>97.5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3912" calcext:value-type="float">
            <text:p>97.5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7064" calcext:value-type="float">
            <text:p>97.6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4496" calcext:value-type="float">
            <text:p>97.6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6584" calcext:value-type="float">
            <text:p>97.6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22" calcext:value-type="float">
            <text:p>97.6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22" calcext:value-type="float">
            <text:p>97.6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2512" calcext:value-type="float">
            <text:p>97.8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6896" calcext:value-type="float">
            <text:p>97.8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9944" calcext:value-type="float">
            <text:p>97.8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6416" calcext:value-type="float">
            <text:p>97.8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2888" calcext:value-type="float">
            <text:p>97.7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6896" calcext:value-type="float">
            <text:p>97.8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7376" calcext:value-type="float">
            <text:p>97.8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5288" calcext:value-type="float">
            <text:p>97.9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0632" calcext:value-type="float">
            <text:p>98.0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3304" calcext:value-type="float">
            <text:p>98.0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892" calcext:value-type="float">
            <text:p>98.0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7584" calcext:value-type="float">
            <text:p>98.0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1488" calcext:value-type="float">
            <text:p>98.0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2824" calcext:value-type="float">
            <text:p>98.0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2824" calcext:value-type="float">
            <text:p>98.0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4" calcext:value-type="float">
            <text:p>98.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1968" calcext:value-type="float">
            <text:p>98.0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7584" calcext:value-type="float">
            <text:p>98.0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844" calcext:value-type="float">
            <text:p>98.0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4536" calcext:value-type="float">
            <text:p>98.0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0632" calcext:value-type="float">
            <text:p>98.0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6832" calcext:value-type="float">
            <text:p>98.0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4368" calcext:value-type="float">
            <text:p>98.1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3992" calcext:value-type="float">
            <text:p>98.2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3992" calcext:value-type="float">
            <text:p>98.2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5328" calcext:value-type="float">
            <text:p>98.2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9544" calcext:value-type="float">
            <text:p>98.4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6496" calcext:value-type="float">
            <text:p>98.4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9544" calcext:value-type="float">
            <text:p>98.4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4304" calcext:value-type="float">
            <text:p>98.4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468" calcext:value-type="float">
            <text:p>98.4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7248" calcext:value-type="float">
            <text:p>98.3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5536" calcext:value-type="float">
            <text:p>98.3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372" calcext:value-type="float">
            <text:p>98.3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0192" calcext:value-type="float">
            <text:p>98.3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6288" calcext:value-type="float">
            <text:p>98.3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1528" calcext:value-type="float">
            <text:p>98.3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7144" calcext:value-type="float">
            <text:p>98.3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276" calcext:value-type="float">
            <text:p>98.2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6184" calcext:value-type="float">
            <text:p>98.2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6184" calcext:value-type="float">
            <text:p>98.2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7144" calcext:value-type="float">
            <text:p>98.3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7144" calcext:value-type="float">
            <text:p>98.3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0192" calcext:value-type="float">
            <text:p>98.3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8" calcext:value-type="float">
            <text:p>98.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8-2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6768" calcext:value-type="float">
            <text:p>98.3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4728" calcext:value-type="float">
            <text:p>97.2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644" calcext:value-type="float">
            <text:p>97.2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9864" calcext:value-type="float">
            <text:p>97.2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548" calcext:value-type="float">
            <text:p>97.1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6608" calcext:value-type="float">
            <text:p>97.0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9072" calcext:value-type="float">
            <text:p>96.9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0304" calcext:value-type="float">
            <text:p>96.9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7424" calcext:value-type="float">
            <text:p>96.7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684" calcext:value-type="float">
            <text:p>96.6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8448" calcext:value-type="float">
            <text:p>96.5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444" calcext:value-type="float">
            <text:p>96.4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1664" calcext:value-type="float">
            <text:p>96.3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4984" calcext:value-type="float">
            <text:p>96.2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7072" calcext:value-type="float">
            <text:p>96.2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7448" calcext:value-type="float">
            <text:p>96.1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0016" calcext:value-type="float">
            <text:p>96.1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344" calcext:value-type="float">
            <text:p>96.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0768" calcext:value-type="float">
            <text:p>96.0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1624" calcext:value-type="float">
            <text:p>96.0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6384" calcext:value-type="float">
            <text:p>96.0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5904" calcext:value-type="float">
            <text:p>96.0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5904" calcext:value-type="float">
            <text:p>96.0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2856" calcext:value-type="float">
            <text:p>96.0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5904" calcext:value-type="float">
            <text:p>96.0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7616" calcext:value-type="float">
            <text:p>95.9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6656" calcext:value-type="float">
            <text:p>95.9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4088" calcext:value-type="float">
            <text:p>95.9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4088" calcext:value-type="float">
            <text:p>95.9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5424" calcext:value-type="float">
            <text:p>95.9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9808" calcext:value-type="float">
            <text:p>95.9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3712" calcext:value-type="float">
            <text:p>95.9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724" calcext:value-type="float">
            <text:p>96.0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6008" calcext:value-type="float">
            <text:p>96.0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488" calcext:value-type="float">
            <text:p>96.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2688" calcext:value-type="float">
            <text:p>96.1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7928" calcext:value-type="float">
            <text:p>96.1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7072" calcext:value-type="float">
            <text:p>96.2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4128" calcext:value-type="float">
            <text:p>96.2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1664" calcext:value-type="float">
            <text:p>96.3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1288" calcext:value-type="float">
            <text:p>96.4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5672" calcext:value-type="float">
            <text:p>96.4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6152" calcext:value-type="float">
            <text:p>96.4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7864" calcext:value-type="float">
            <text:p>96.4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2144" calcext:value-type="float">
            <text:p>96.4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4712" calcext:value-type="float">
            <text:p>96.3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0328" calcext:value-type="float">
            <text:p>96.3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252" calcext:value-type="float">
            <text:p>96.3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8992" calcext:value-type="float">
            <text:p>96.3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9848" calcext:value-type="float">
            <text:p>96.3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4984" calcext:value-type="float">
            <text:p>96.2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7448" calcext:value-type="float">
            <text:p>96.1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6488" calcext:value-type="float">
            <text:p>96.1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7344" calcext:value-type="float">
            <text:p>96.0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0664" calcext:value-type="float">
            <text:p>95.9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7136" calcext:value-type="float">
            <text:p>95.9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1896" calcext:value-type="float">
            <text:p>95.9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5904" calcext:value-type="float">
            <text:p>96.0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9328" calcext:value-type="float">
            <text:p>95.9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628" calcext:value-type="float">
            <text:p>95.9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6072" calcext:value-type="float">
            <text:p>95.8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6072" calcext:value-type="float">
            <text:p>95.8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3504" calcext:value-type="float">
            <text:p>95.8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9976" calcext:value-type="float">
            <text:p>95.8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0248" calcext:value-type="float">
            <text:p>95.7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4152" calcext:value-type="float">
            <text:p>95.7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6824" calcext:value-type="float">
            <text:p>95.7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3296" calcext:value-type="float">
            <text:p>95.7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244" calcext:value-type="float">
            <text:p>95.7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6344" calcext:value-type="float">
            <text:p>95.7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244" calcext:value-type="float">
            <text:p>95.7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8056" calcext:value-type="float">
            <text:p>95.6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1752" calcext:value-type="float">
            <text:p>95.5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2984" calcext:value-type="float">
            <text:p>95.5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956" calcext:value-type="float">
            <text:p>95.5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052" calcext:value-type="float">
            <text:p>95.6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9832" calcext:value-type="float">
            <text:p>95.4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3736" calcext:value-type="float">
            <text:p>95.4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812" calcext:value-type="float">
            <text:p>95.4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5344" calcext:value-type="float">
            <text:p>95.3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3048" calcext:value-type="float">
            <text:p>95.2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3048" calcext:value-type="float">
            <text:p>95.2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6472" calcext:value-type="float">
            <text:p>95.2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7328" calcext:value-type="float">
            <text:p>95.2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7808" calcext:value-type="float">
            <text:p>95.2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3048" calcext:value-type="float">
            <text:p>95.2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1336" calcext:value-type="float">
            <text:p>95.2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668" calcext:value-type="float">
            <text:p>95.3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8392" calcext:value-type="float">
            <text:p>95.3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1336" calcext:value-type="float">
            <text:p>95.2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38" calcext:value-type="float">
            <text:p>95.1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6848" calcext:value-type="float">
            <text:p>95.1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0648" calcext:value-type="float">
            <text:p>95.1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6368" calcext:value-type="float">
            <text:p>95.1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5512" calcext:value-type="float">
            <text:p>95.1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4552" calcext:value-type="float">
            <text:p>95.0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0544" calcext:value-type="float">
            <text:p>95.0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3008" calcext:value-type="float">
            <text:p>94.9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2904" calcext:value-type="float">
            <text:p>94.8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5368" calcext:value-type="float">
            <text:p>94.7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3176" calcext:value-type="float">
            <text:p>94.7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7728" calcext:value-type="float">
            <text:p>94.5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4304" calcext:value-type="float">
            <text:p>94.6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0296" calcext:value-type="float">
            <text:p>94.5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7624" calcext:value-type="float">
            <text:p>94.5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0464" calcext:value-type="float">
            <text:p>94.3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94" calcext:value-type="float">
            <text:p>94.2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5976" calcext:value-type="float">
            <text:p>94.2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5976" calcext:value-type="float">
            <text:p>94.2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5976" calcext:value-type="float">
            <text:p>94.2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3888" calcext:value-type="float">
            <text:p>94.3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94" calcext:value-type="float">
            <text:p>94.2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8816" calcext:value-type="float">
            <text:p>94.1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6248" calcext:value-type="float">
            <text:p>94.1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9296" calcext:value-type="float">
            <text:p>94.1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4264" calcext:value-type="float">
            <text:p>94.3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5224" calcext:value-type="float">
            <text:p>94.3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4096" calcext:value-type="float">
            <text:p>94.4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2656" calcext:value-type="float">
            <text:p>94.4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4848" calcext:value-type="float">
            <text:p>94.4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9712" calcext:value-type="float">
            <text:p>94.4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2864" calcext:value-type="float">
            <text:p>94.5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8208" calcext:value-type="float">
            <text:p>94.6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5264" calcext:value-type="float">
            <text:p>94.6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9168" calcext:value-type="float">
            <text:p>94.6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9272" calcext:value-type="float">
            <text:p>94.7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5096" calcext:value-type="float">
            <text:p>94.8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8144" calcext:value-type="float">
            <text:p>94.8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9376" calcext:value-type="float">
            <text:p>94.8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2424" calcext:value-type="float">
            <text:p>94.8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1944" calcext:value-type="float">
            <text:p>94.8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756" calcext:value-type="float">
            <text:p>94.7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756" calcext:value-type="float">
            <text:p>94.7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9272" calcext:value-type="float">
            <text:p>94.7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4304" calcext:value-type="float">
            <text:p>94.6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0672" calcext:value-type="float">
            <text:p>94.5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0192" calcext:value-type="float">
            <text:p>94.5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0672" calcext:value-type="float">
            <text:p>94.5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42" calcext:value-type="float">
            <text:p>94.5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1528" calcext:value-type="float">
            <text:p>94.5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8376" calcext:value-type="float">
            <text:p>94.4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8272" calcext:value-type="float">
            <text:p>94.3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8648" calcext:value-type="float">
            <text:p>94.3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084" calcext:value-type="float">
            <text:p>94.3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2176" calcext:value-type="float">
            <text:p>94.3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7416" calcext:value-type="float">
            <text:p>94.3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608" calcext:value-type="float">
            <text:p>94.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1696" calcext:value-type="float">
            <text:p>94.3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6936" calcext:value-type="float">
            <text:p>94.3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1904" calcext:value-type="float">
            <text:p>94.4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1904" calcext:value-type="float">
            <text:p>94.4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6392" calcext:value-type="float">
            <text:p>94.5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8856" calcext:value-type="float">
            <text:p>94.4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5704" calcext:value-type="float">
            <text:p>94.4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18" calcext:value-type="float">
            <text:p>94.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5912" calcext:value-type="float">
            <text:p>94.5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1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9064" calcext:value-type="float">
            <text:p>94.6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1632" calcext:value-type="float">
            <text:p>94.5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3656" calcext:value-type="float">
            <text:p>94.7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4616" calcext:value-type="float">
            <text:p>94.8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6808" calcext:value-type="float">
            <text:p>94.8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6328" calcext:value-type="float">
            <text:p>94.8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6328" calcext:value-type="float">
            <text:p>94.8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3968" calcext:value-type="float">
            <text:p>94.9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1296" calcext:value-type="float">
            <text:p>94.9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3112" calcext:value-type="float">
            <text:p>95.0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0816" calcext:value-type="float">
            <text:p>94.9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996" calcext:value-type="float">
            <text:p>94.9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996" calcext:value-type="float">
            <text:p>94.9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0544" calcext:value-type="float">
            <text:p>95.0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3048" calcext:value-type="float">
            <text:p>95.2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5072" calcext:value-type="float">
            <text:p>95.4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9456" calcext:value-type="float">
            <text:p>95.4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1168" calcext:value-type="float">
            <text:p>95.4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7264" calcext:value-type="float">
            <text:p>95.4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7744" calcext:value-type="float">
            <text:p>95.4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336" calcext:value-type="float">
            <text:p>95.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5928" calcext:value-type="float">
            <text:p>95.4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6512" calcext:value-type="float">
            <text:p>95.5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2504" calcext:value-type="float">
            <text:p>95.4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7744" calcext:value-type="float">
            <text:p>95.4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8704" calcext:value-type="float">
            <text:p>95.5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052" calcext:value-type="float">
            <text:p>95.6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6992" calcext:value-type="float">
            <text:p>95.5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9936" calcext:value-type="float">
            <text:p>95.4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9936" calcext:value-type="float">
            <text:p>95.4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7368" calcext:value-type="float">
            <text:p>95.5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3944" calcext:value-type="float">
            <text:p>95.5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4528" calcext:value-type="float">
            <text:p>95.6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3296" calcext:value-type="float">
            <text:p>95.7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4632" calcext:value-type="float">
            <text:p>95.7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6824" calcext:value-type="float">
            <text:p>95.7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1688" calcext:value-type="float">
            <text:p>95.8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4088" calcext:value-type="float">
            <text:p>95.9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532" calcext:value-type="float">
            <text:p>95.9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7616" calcext:value-type="float">
            <text:p>95.9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1624" calcext:value-type="float">
            <text:p>96.0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8888" calcext:value-type="float">
            <text:p>96.2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4712" calcext:value-type="float">
            <text:p>96.3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6048" calcext:value-type="float">
            <text:p>96.3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7384" calcext:value-type="float">
            <text:p>96.4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7488" calcext:value-type="float">
            <text:p>96.4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1016" calcext:value-type="float">
            <text:p>96.5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2832" calcext:value-type="float">
            <text:p>96.5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5984" calcext:value-type="float">
            <text:p>96.6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8656" calcext:value-type="float">
            <text:p>96.6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1224" calcext:value-type="float">
            <text:p>96.6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3896" calcext:value-type="float">
            <text:p>96.7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304" calcext:value-type="float">
            <text:p>96.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9512" calcext:value-type="float">
            <text:p>96.6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4752" calcext:value-type="float">
            <text:p>96.6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6088" calcext:value-type="float">
            <text:p>96.7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4752" calcext:value-type="float">
            <text:p>96.6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78" calcext:value-type="float">
            <text:p>96.6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1704" calcext:value-type="float">
            <text:p>96.6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3896" calcext:value-type="float">
            <text:p>96.7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9512" calcext:value-type="float">
            <text:p>96.6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0368" calcext:value-type="float">
            <text:p>96.6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0744" calcext:value-type="float">
            <text:p>96.6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2456" calcext:value-type="float">
            <text:p>96.6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5024" calcext:value-type="float">
            <text:p>96.5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8928" calcext:value-type="float">
            <text:p>96.5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8072" calcext:value-type="float">
            <text:p>96.5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176" calcext:value-type="float">
            <text:p>96.6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9784" calcext:value-type="float">
            <text:p>96.5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54" calcext:value-type="float">
            <text:p>96.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8928" calcext:value-type="float">
            <text:p>96.5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9136" calcext:value-type="float">
            <text:p>96.7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4856" calcext:value-type="float">
            <text:p>96.7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448" calcext:value-type="float">
            <text:p>96.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116" calcext:value-type="float">
            <text:p>96.9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8592" calcext:value-type="float">
            <text:p>96.9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7944" calcext:value-type="float">
            <text:p>97.0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9176" calcext:value-type="float">
            <text:p>97.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6984" calcext:value-type="float">
            <text:p>97.0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5272" calcext:value-type="float">
            <text:p>97.0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6984" calcext:value-type="float">
            <text:p>97.0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6128" calcext:value-type="float">
            <text:p>97.0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0992" calcext:value-type="float">
            <text:p>97.0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1472" calcext:value-type="float">
            <text:p>97.1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8048" calcext:value-type="float">
            <text:p>97.1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6544" calcext:value-type="float">
            <text:p>97.3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74" calcext:value-type="float">
            <text:p>97.3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9968" calcext:value-type="float">
            <text:p>97.2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5584" calcext:value-type="float">
            <text:p>97.2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2536" calcext:value-type="float">
            <text:p>97.2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4248" calcext:value-type="float">
            <text:p>97.2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4248" calcext:value-type="float">
            <text:p>97.2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2432" calcext:value-type="float">
            <text:p>97.1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9384" calcext:value-type="float">
            <text:p>97.1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4144" calcext:value-type="float">
            <text:p>97.1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0616" calcext:value-type="float">
            <text:p>97.1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9656" calcext:value-type="float">
            <text:p>97.0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0032" calcext:value-type="float">
            <text:p>97.0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5648" calcext:value-type="float">
            <text:p>97.0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26" calcext:value-type="float">
            <text:p>97.0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0784" calcext:value-type="float">
            <text:p>96.9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7152" calcext:value-type="float">
            <text:p>96.8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5816" calcext:value-type="float">
            <text:p>96.8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0952" calcext:value-type="float">
            <text:p>96.7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2184" calcext:value-type="float">
            <text:p>96.7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732" calcext:value-type="float">
            <text:p>96.6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3792" calcext:value-type="float">
            <text:p>96.6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0264" calcext:value-type="float">
            <text:p>96.6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1976" calcext:value-type="float">
            <text:p>96.5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4064" calcext:value-type="float">
            <text:p>96.5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7112" calcext:value-type="float">
            <text:p>96.5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968" calcext:value-type="float">
            <text:p>96.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2624" calcext:value-type="float">
            <text:p>96.4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0328" calcext:value-type="float">
            <text:p>96.3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3376" calcext:value-type="float">
            <text:p>96.3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4128" calcext:value-type="float">
            <text:p>96.2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6696" calcext:value-type="float">
            <text:p>96.2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8784" calcext:value-type="float">
            <text:p>96.1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3544" calcext:value-type="float">
            <text:p>96.1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964" calcext:value-type="float">
            <text:p>96.1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0496" calcext:value-type="float">
            <text:p>96.1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8304" calcext:value-type="float">
            <text:p>96.1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44" calcext:value-type="float">
            <text:p>96.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5736" calcext:value-type="float">
            <text:p>96.1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1184" calcext:value-type="float">
            <text:p>96.3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4608" calcext:value-type="float">
            <text:p>96.3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2896" calcext:value-type="float">
            <text:p>96.3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3752" calcext:value-type="float">
            <text:p>96.3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3272" calcext:value-type="float">
            <text:p>96.2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1456" calcext:value-type="float">
            <text:p>96.2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3168" calcext:value-type="float">
            <text:p>96.2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6592" calcext:value-type="float">
            <text:p>96.1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5256" calcext:value-type="float">
            <text:p>96.1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7344" calcext:value-type="float">
            <text:p>96.0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9432" calcext:value-type="float">
            <text:p>96.0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8472" calcext:value-type="float">
            <text:p>95.9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3232" calcext:value-type="float">
            <text:p>95.9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484" calcext:value-type="float">
            <text:p>95.8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6552" calcext:value-type="float">
            <text:p>95.8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9976" calcext:value-type="float">
            <text:p>95.8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0728" calcext:value-type="float">
            <text:p>95.7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3192" calcext:value-type="float">
            <text:p>95.6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9664" calcext:value-type="float">
            <text:p>95.6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052" calcext:value-type="float">
            <text:p>95.6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5008" calcext:value-type="float">
            <text:p>95.6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7784" calcext:value-type="float">
            <text:p>95.8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5216" calcext:value-type="float">
            <text:p>95.8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5216" calcext:value-type="float">
            <text:p>95.8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9496" calcext:value-type="float">
            <text:p>95.7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8912" calcext:value-type="float">
            <text:p>95.6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9288" calcext:value-type="float">
            <text:p>95.6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7952" calcext:value-type="float">
            <text:p>95.6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3192" calcext:value-type="float">
            <text:p>95.6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8808" calcext:value-type="float">
            <text:p>95.6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576" calcext:value-type="float">
            <text:p>95.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9184" calcext:value-type="float">
            <text:p>95.5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6344" calcext:value-type="float">
            <text:p>95.7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3464" calcext:value-type="float">
            <text:p>95.5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2504" calcext:value-type="float">
            <text:p>95.4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4216" calcext:value-type="float">
            <text:p>95.4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1824" calcext:value-type="float">
            <text:p>93.8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4872" calcext:value-type="float">
            <text:p>93.8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1656" calcext:value-type="float">
            <text:p>94.0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1656" calcext:value-type="float">
            <text:p>94.0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6312" calcext:value-type="float">
            <text:p>93.9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8776" calcext:value-type="float">
            <text:p>93.8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8088" calcext:value-type="float">
            <text:p>93.6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1136" calcext:value-type="float">
            <text:p>93.6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0552" calcext:value-type="float">
            <text:p>93.5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4352" calcext:value-type="float">
            <text:p>93.4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3496" calcext:value-type="float">
            <text:p>93.5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3768" calcext:value-type="float">
            <text:p>93.3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3288" calcext:value-type="float">
            <text:p>93.3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6816" calcext:value-type="float">
            <text:p>93.3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644" calcext:value-type="float">
            <text:p>93.4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5584" calcext:value-type="float">
            <text:p>93.4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6712" calcext:value-type="float">
            <text:p>93.3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6712" calcext:value-type="float">
            <text:p>93.3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6712" calcext:value-type="float">
            <text:p>93.3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3664" calcext:value-type="float">
            <text:p>93.3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7464" calcext:value-type="float">
            <text:p>93.2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6984" calcext:value-type="float">
            <text:p>93.2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25544" calcext:value-type="float">
            <text:p>93.1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068" calcext:value-type="float">
            <text:p>93.0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0972" calcext:value-type="float">
            <text:p>93.0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2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2184" calcext:value-type="float">
            <text:p>92.9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828" calcext:value-type="float">
            <text:p>92.9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0408" calcext:value-type="float">
            <text:p>93.1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5752" calcext:value-type="float">
            <text:p>93.2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4208" calcext:value-type="float">
            <text:p>93.1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5504" calcext:value-type="float">
            <text:p>92.8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1288" calcext:value-type="float">
            <text:p>92.6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9536" calcext:value-type="float">
            <text:p>92.2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9536" calcext:value-type="float">
            <text:p>92.2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488" calcext:value-type="float">
            <text:p>92.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632" calcext:value-type="float">
            <text:p>92.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0808" calcext:value-type="float">
            <text:p>92.5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6216" calcext:value-type="float">
            <text:p>92.4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5736" calcext:value-type="float">
            <text:p>92.3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4024" calcext:value-type="float">
            <text:p>92.3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5736" calcext:value-type="float">
            <text:p>92.3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6592" calcext:value-type="float">
            <text:p>92.3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2896" calcext:value-type="float">
            <text:p>92.5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632" calcext:value-type="float">
            <text:p>92.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728" calcext:value-type="float">
            <text:p>92.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1288" calcext:value-type="float">
            <text:p>92.6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3752" calcext:value-type="float">
            <text:p>92.5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108" calcext:value-type="float">
            <text:p>92.4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51936" calcext:value-type="float">
            <text:p>92.4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0432" calcext:value-type="float">
            <text:p>92.6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6632" calcext:value-type="float">
            <text:p>92.6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5128" calcext:value-type="float">
            <text:p>92.8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0848" calcext:value-type="float">
            <text:p>92.8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6736" calcext:value-type="float">
            <text:p>92.7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0912" calcext:value-type="float">
            <text:p>92.6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7176" calcext:value-type="float">
            <text:p>92.4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7072" calcext:value-type="float">
            <text:p>92.3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2792" calcext:value-type="float">
            <text:p>92.4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4232" calcext:value-type="float">
            <text:p>92.5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5568" calcext:value-type="float">
            <text:p>92.5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2416" calcext:value-type="float">
            <text:p>92.4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012" calcext:value-type="float">
            <text:p>92.4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8408" calcext:value-type="float">
            <text:p>92.4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2416" calcext:value-type="float">
            <text:p>92.4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9368" calcext:value-type="float">
            <text:p>92.4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2584" calcext:value-type="float">
            <text:p>92.3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9536" calcext:value-type="float">
            <text:p>92.2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9536" calcext:value-type="float">
            <text:p>92.2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964" calcext:value-type="float">
            <text:p>92.3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4024" calcext:value-type="float">
            <text:p>92.3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6112" calcext:value-type="float">
            <text:p>92.3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2856" calcext:value-type="float">
            <text:p>92.1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5152" calcext:value-type="float">
            <text:p>92.2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82" calcext:value-type="float">
            <text:p>92.2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5152" calcext:value-type="float">
            <text:p>92.2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2312" calcext:value-type="float">
            <text:p>92.4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8992" calcext:value-type="float">
            <text:p>92.5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728" calcext:value-type="float">
            <text:p>92.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6968" calcext:value-type="float">
            <text:p>92.3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7824" calcext:value-type="float">
            <text:p>92.3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6968" calcext:value-type="float">
            <text:p>92.3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5152" calcext:value-type="float">
            <text:p>92.2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8952" calcext:value-type="float">
            <text:p>92.1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6864" calcext:value-type="float">
            <text:p>92.2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0872" calcext:value-type="float">
            <text:p>92.3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6968" calcext:value-type="float">
            <text:p>92.3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0976" calcext:value-type="float">
            <text:p>92.3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3272" calcext:value-type="float">
            <text:p>92.4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9368" calcext:value-type="float">
            <text:p>92.4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2792" calcext:value-type="float">
            <text:p>92.4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536" calcext:value-type="float">
            <text:p>92.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7552" calcext:value-type="float">
            <text:p>92.4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6592" calcext:value-type="float">
            <text:p>92.3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82" calcext:value-type="float">
            <text:p>92.2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868" calcext:value-type="float">
            <text:p>92.3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7824" calcext:value-type="float">
            <text:p>92.3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488" calcext:value-type="float">
            <text:p>92.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2312" calcext:value-type="float">
            <text:p>92.4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156" calcext:value-type="float">
            <text:p>92.4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6696" calcext:value-type="float">
            <text:p>92.4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248" calcext:value-type="float">
            <text:p>92.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7616" calcext:value-type="float">
            <text:p>92.1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4192" calcext:value-type="float">
            <text:p>92.2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0872" calcext:value-type="float">
            <text:p>92.3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2688" calcext:value-type="float">
            <text:p>92.3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8576" calcext:value-type="float">
            <text:p>92.2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6384" calcext:value-type="float">
            <text:p>92.2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4568" calcext:value-type="float">
            <text:p>92.1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6656" calcext:value-type="float">
            <text:p>92.1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3128" calcext:value-type="float">
            <text:p>92.0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6656" calcext:value-type="float">
            <text:p>92.1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676" calcext:value-type="float">
            <text:p>92.1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9808" calcext:value-type="float">
            <text:p>92.1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8096" calcext:value-type="float">
            <text:p>92.2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0872" calcext:value-type="float">
            <text:p>92.3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2208" calcext:value-type="float">
            <text:p>92.3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9432" calcext:value-type="float">
            <text:p>92.2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2" calcext:value-type="float">
            <text:p>92.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1624" calcext:value-type="float">
            <text:p>92.2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0288" calcext:value-type="float">
            <text:p>92.2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4672" calcext:value-type="float">
            <text:p>92.2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964" calcext:value-type="float">
            <text:p>92.3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8784" calcext:value-type="float">
            <text:p>92.3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1624" calcext:value-type="float">
            <text:p>92.2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4568" calcext:value-type="float">
            <text:p>92.1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4192" calcext:value-type="float">
            <text:p>92.2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724" calcext:value-type="float">
            <text:p>92.2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868" calcext:value-type="float">
            <text:p>92.3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2584" calcext:value-type="float">
            <text:p>92.3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2584" calcext:value-type="float">
            <text:p>92.3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392" calcext:value-type="float">
            <text:p>92.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6592" calcext:value-type="float">
            <text:p>92.3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392" calcext:value-type="float">
            <text:p>92.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8576" calcext:value-type="float">
            <text:p>92.2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1144" calcext:value-type="float">
            <text:p>92.2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9808" calcext:value-type="float">
            <text:p>92.1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6384" calcext:value-type="float">
            <text:p>92.2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1624" calcext:value-type="float">
            <text:p>92.2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1248" calcext:value-type="float">
            <text:p>92.2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9536" calcext:value-type="float">
            <text:p>92.2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248" calcext:value-type="float">
            <text:p>92.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1248" calcext:value-type="float">
            <text:p>92.2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8784" calcext:value-type="float">
            <text:p>92.3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8784" calcext:value-type="float">
            <text:p>92.3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488" calcext:value-type="float">
            <text:p>92.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7552" calcext:value-type="float">
            <text:p>92.4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8888" calcext:value-type="float">
            <text:p>92.4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06" calcext:value-type="float">
            <text:p>92.4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2416" calcext:value-type="float">
            <text:p>92.4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1288" calcext:value-type="float">
            <text:p>92.6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1016" calcext:value-type="float">
            <text:p>92.7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1872" calcext:value-type="float">
            <text:p>92.7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3208" calcext:value-type="float">
            <text:p>92.7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2456" calcext:value-type="float">
            <text:p>92.8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9616" calcext:value-type="float">
            <text:p>92.9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1912" calcext:value-type="float">
            <text:p>93.0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02" calcext:value-type="float">
            <text:p>93.0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26" calcext:value-type="float">
            <text:p>93.1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688" calcext:value-type="float">
            <text:p>93.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26" calcext:value-type="float">
            <text:p>93.1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688" calcext:value-type="float">
            <text:p>93.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5272" calcext:value-type="float">
            <text:p>93.2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51096" calcext:value-type="float">
            <text:p>93.3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9008" calcext:value-type="float">
            <text:p>93.4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0448" calcext:value-type="float">
            <text:p>93.5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3496" calcext:value-type="float">
            <text:p>93.5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0448" calcext:value-type="float">
            <text:p>93.5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8528" calcext:value-type="float">
            <text:p>93.3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1576" calcext:value-type="float">
            <text:p>93.3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1576" calcext:value-type="float">
            <text:p>93.3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1576" calcext:value-type="float">
            <text:p>93.3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1576" calcext:value-type="float">
            <text:p>93.3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6336" calcext:value-type="float">
            <text:p>93.3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1264" calcext:value-type="float">
            <text:p>93.1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1328" calcext:value-type="float">
            <text:p>92.9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7048" calcext:value-type="float">
            <text:p>92.9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6192" calcext:value-type="float">
            <text:p>92.9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4272" calcext:value-type="float">
            <text:p>92.8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2896" calcext:value-type="float">
            <text:p>92.5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1792" calcext:value-type="float">
            <text:p>92.0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9056" calcext:value-type="float">
            <text:p>92.2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5632" calcext:value-type="float">
            <text:p>92.3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3712" calcext:value-type="float">
            <text:p>92.1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3944" calcext:value-type="float">
            <text:p>91.7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0312" calcext:value-type="float">
            <text:p>91.6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3656" calcext:value-type="float">
            <text:p>90.9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5264" calcext:value-type="float">
            <text:p>90.8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3048" calcext:value-type="float">
            <text:p>91.4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3112" calcext:value-type="float">
            <text:p>91.1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8624" calcext:value-type="float">
            <text:p>91.0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8872" calcext:value-type="float">
            <text:p>91.5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2024" calcext:value-type="float">
            <text:p>91.6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1168" calcext:value-type="float">
            <text:p>91.6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6784" calcext:value-type="float">
            <text:p>91.6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6952" calcext:value-type="float">
            <text:p>91.4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6976" calcext:value-type="float">
            <text:p>90.8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6976" calcext:value-type="float">
            <text:p>90.8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1008" calcext:value-type="float">
            <text:p>90.3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6168" calcext:value-type="float">
            <text:p>89.7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6504" calcext:value-type="float">
            <text:p>89.3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2392" calcext:value-type="float">
            <text:p>89.2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2392" calcext:value-type="float">
            <text:p>89.2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5008" calcext:value-type="float">
            <text:p>88.0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7248" calcext:value-type="float">
            <text:p>86.9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7248" calcext:value-type="float">
            <text:p>86.9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7248" calcext:value-type="float">
            <text:p>86.9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2672" calcext:value-type="float">
            <text:p>87.6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276" calcext:value-type="float">
            <text:p>90.6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7208" calcext:value-type="float">
            <text:p>90.4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1384" calcext:value-type="float">
            <text:p>90.3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868" calcext:value-type="float">
            <text:p>88.4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7576" calcext:value-type="float">
            <text:p>88.0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72" calcext:value-type="float">
            <text:p>88.4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7472" calcext:value-type="float">
            <text:p>87.9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82" calcext:value-type="float">
            <text:p>88.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3192" calcext:value-type="float">
            <text:p>88.0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4472" calcext:value-type="float">
            <text:p>86.8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4976" calcext:value-type="float">
            <text:p>86.2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2-1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9256" calcext:value-type="float">
            <text:p>86.2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2848" calcext:value-type="float">
            <text:p>86.0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5792" calcext:value-type="float">
            <text:p>85.9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6688" calcext:value-type="float">
            <text:p>86.2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6688" calcext:value-type="float">
            <text:p>86.2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096" calcext:value-type="float">
            <text:p>86.1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5752" calcext:value-type="float">
            <text:p>85.6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312" calcext:value-type="float">
            <text:p>85.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2848" calcext:value-type="float">
            <text:p>86.0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9152" calcext:value-type="float">
            <text:p>86.1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7608" calcext:value-type="float">
            <text:p>86.0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6584" calcext:value-type="float">
            <text:p>86.2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0592" calcext:value-type="float">
            <text:p>86.2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0528" calcext:value-type="float">
            <text:p>86.5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084" calcext:value-type="float">
            <text:p>86.7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2776" calcext:value-type="float">
            <text:p>87.7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6656" calcext:value-type="float">
            <text:p>88.3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6176" calcext:value-type="float">
            <text:p>88.2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3048" calcext:value-type="float">
            <text:p>87.6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4808" calcext:value-type="float">
            <text:p>86.4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3544" calcext:value-type="float">
            <text:p>84.7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3384" calcext:value-type="float">
            <text:p>83.4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1088" calcext:value-type="float">
            <text:p>83.3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6912" calcext:value-type="float">
            <text:p>83.4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1088" calcext:value-type="float">
            <text:p>83.3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2176" calcext:value-type="float">
            <text:p>82.9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3888" calcext:value-type="float">
            <text:p>82.9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7856" calcext:value-type="float">
            <text:p>82.6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4536" calcext:value-type="float">
            <text:p>82.7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1176" calcext:value-type="float">
            <text:p>82.5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6728" calcext:value-type="float">
            <text:p>82.7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0464" calcext:value-type="float">
            <text:p>82.9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804" calcext:value-type="float">
            <text:p>83.3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276" calcext:value-type="float">
            <text:p>83.0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3952" calcext:value-type="float">
            <text:p>82.6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176" calcext:value-type="float">
            <text:p>82.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3-2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1616" calcext:value-type="float">
            <text:p>82.2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3-0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9824" calcext:value-type="float">
            <text:p>81.6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2768" calcext:value-type="float">
            <text:p>81.5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78" calcext:value-type="float">
            <text:p>81.4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588" calcext:value-type="float">
            <text:p>81.3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8344" calcext:value-type="float">
            <text:p>81.2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6152" calcext:value-type="float">
            <text:p>81.2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5568" calcext:value-type="float">
            <text:p>81.1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3" calcext:value-type="float">
            <text:p>81.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7656" calcext:value-type="float">
            <text:p>81.0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204" calcext:value-type="float">
            <text:p>81.0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5256" calcext:value-type="float">
            <text:p>80.9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724" calcext:value-type="float">
            <text:p>80.7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7344" calcext:value-type="float">
            <text:p>80.8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9056" calcext:value-type="float">
            <text:p>80.8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2312" calcext:value-type="float">
            <text:p>80.9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1936" calcext:value-type="float">
            <text:p>81.0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2632" calcext:value-type="float">
            <text:p>79.7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0744" calcext:value-type="float">
            <text:p>81.3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4624" calcext:value-type="float">
            <text:p>93.3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0968" calcext:value-type="float">
            <text:p>93.8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2552" calcext:value-type="float">
            <text:p>94.3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6344" calcext:value-type="float">
            <text:p>95.7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5904" calcext:value-type="float">
            <text:p>96.0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7152" calcext:value-type="float">
            <text:p>96.8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0824" calcext:value-type="float">
            <text:p>97.2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5376" calcext:value-type="float">
            <text:p>97.1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4624" calcext:value-type="float">
            <text:p>97.1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2912" calcext:value-type="float">
            <text:p>97.2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1616" calcext:value-type="float">
            <text:p>97.5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8568" calcext:value-type="float">
            <text:p>97.5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7984" calcext:value-type="float">
            <text:p>97.4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768" calcext:value-type="float">
            <text:p>97.2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6984" calcext:value-type="float">
            <text:p>97.0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5752" calcext:value-type="float">
            <text:p>97.0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7152" calcext:value-type="float">
            <text:p>96.8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6568" calcext:value-type="float">
            <text:p>96.7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5256" calcext:value-type="float">
            <text:p>96.1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7032" calcext:value-type="float">
            <text:p>95.8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5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7784" calcext:value-type="float">
            <text:p>95.8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244" calcext:value-type="float">
            <text:p>95.7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5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0832" calcext:value-type="float">
            <text:p>95.8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7992" calcext:value-type="float">
            <text:p>95.9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5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4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9912" calcext:value-type="float">
            <text:p>96.0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6176" calcext:value-type="float">
            <text:p>95.8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6928" calcext:value-type="float">
            <text:p>95.8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7576" calcext:value-type="float">
            <text:p>95.6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4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1648" calcext:value-type="float">
            <text:p>95.4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6784" calcext:value-type="float">
            <text:p>95.4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8248" calcext:value-type="float">
            <text:p>94.9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3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852" calcext:value-type="float">
            <text:p>94.8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3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276" calcext:value-type="float">
            <text:p>94.4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2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7728" calcext:value-type="float">
            <text:p>94.5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2488" calcext:value-type="float">
            <text:p>94.5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5368" calcext:value-type="float">
            <text:p>94.7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8752" calcext:value-type="float">
            <text:p>94.4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7416" calcext:value-type="float">
            <text:p>94.3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5224" calcext:value-type="float">
            <text:p>94.3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5224" calcext:value-type="float">
            <text:p>94.3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4704" calcext:value-type="float">
            <text:p>94.0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8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796" calcext:value-type="float">
            <text:p>94.1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3576" calcext:value-type="float">
            <text:p>94.1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1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4056" calcext:value-type="float">
            <text:p>94.1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12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0152" calcext:value-type="float">
            <text:p>94.1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8168" calcext:value-type="float">
            <text:p>94.3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0464" calcext:value-type="float">
            <text:p>94.3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7624" calcext:value-type="float">
            <text:p>94.5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752" calcext:value-type="float">
            <text:p>94.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0296" calcext:value-type="float">
            <text:p>94.5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804" calcext:value-type="float">
            <text:p>94.8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3072" calcext:value-type="float">
            <text:p>94.6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5264" calcext:value-type="float">
            <text:p>94.6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10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9856" calcext:value-type="float">
            <text:p>94.8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4824" calcext:value-type="float">
            <text:p>94.9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10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10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5888" calcext:value-type="float">
            <text:p>95.1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9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8392" calcext:value-type="float">
            <text:p>95.3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6784" calcext:value-type="float">
            <text:p>95.4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9248" calcext:value-type="float">
            <text:p>95.3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0856" calcext:value-type="float">
            <text:p>95.2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3112" calcext:value-type="float">
            <text:p>95.0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756" calcext:value-type="float">
            <text:p>94.7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8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42" calcext:value-type="float">
            <text:p>94.5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8648" calcext:value-type="float">
            <text:p>94.3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8272" calcext:value-type="float">
            <text:p>94.3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8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084" calcext:value-type="float">
            <text:p>94.3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2008" calcext:value-type="float">
            <text:p>94.5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7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9064" calcext:value-type="float">
            <text:p>94.6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7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42" calcext:value-type="float">
            <text:p>94.5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7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1256" calcext:value-type="float">
            <text:p>94.6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4448" calcext:value-type="float">
            <text:p>95.0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5472" calcext:value-type="float">
            <text:p>94.8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6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6704" calcext:value-type="float">
            <text:p>94.7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5872" calcext:value-type="float">
            <text:p>94.2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08" calcext:value-type="float">
            <text:p>94.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6624" calcext:value-type="float">
            <text:p>94.1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3096" calcext:value-type="float">
            <text:p>94.1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7584" calcext:value-type="float">
            <text:p>94.2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4536" calcext:value-type="float">
            <text:p>94.2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3872" calcext:value-type="float">
            <text:p>93.4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1744" calcext:value-type="float">
            <text:p>93.2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1952" calcext:value-type="float">
            <text:p>93.3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0344" calcext:value-type="float">
            <text:p>93.4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7024" calcext:value-type="float">
            <text:p>93.5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3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0552" calcext:value-type="float">
            <text:p>93.5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7504" calcext:value-type="float">
            <text:p>93.5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4624" calcext:value-type="float">
            <text:p>93.3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8344" calcext:value-type="float">
            <text:p>92.6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5672" calcext:value-type="float">
            <text:p>92.6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1496" calcext:value-type="float">
            <text:p>92.7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2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7488" calcext:value-type="float">
            <text:p>92.6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2-09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2728" calcext:value-type="float">
            <text:p>92.6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4816" calcext:value-type="float">
            <text:p>92.6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0056" calcext:value-type="float">
            <text:p>92.6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7864" calcext:value-type="float">
            <text:p>92.6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1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968" calcext:value-type="float">
            <text:p>92.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1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4168" calcext:value-type="float">
            <text:p>92.7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1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3584" calcext:value-type="float">
            <text:p>92.6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7-01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3648" calcext:value-type="float">
            <text:p>92.4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12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1184" calcext:value-type="float">
            <text:p>92.5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2792" calcext:value-type="float">
            <text:p>92.4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1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5088" calcext:value-type="float">
            <text:p>92.5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1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8136" calcext:value-type="float">
            <text:p>92.5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1016" calcext:value-type="float">
            <text:p>92.7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6944" calcext:value-type="float">
            <text:p>92.8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11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7048" calcext:value-type="float">
            <text:p>92.9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11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736" calcext:value-type="float">
            <text:p>93.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11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0616" calcext:value-type="float">
            <text:p>93.3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10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644" calcext:value-type="float">
            <text:p>93.4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0072" calcext:value-type="float">
            <text:p>93.5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4456" calcext:value-type="float">
            <text:p>93.5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10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5104" calcext:value-type="float">
            <text:p>93.4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10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9488" calcext:value-type="float">
            <text:p>93.4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10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3328" calcext:value-type="float">
            <text:p>93.6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9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6208" calcext:value-type="float">
            <text:p>93.8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9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6208" calcext:value-type="float">
            <text:p>93.8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1344" calcext:value-type="float">
            <text:p>93.8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9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5584" calcext:value-type="float">
            <text:p>93.4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7336" calcext:value-type="float">
            <text:p>93.7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2888" calcext:value-type="float">
            <text:p>93.9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1888" calcext:value-type="float">
            <text:p>93.5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884" calcext:value-type="float">
            <text:p>93.5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884" calcext:value-type="float">
            <text:p>93.5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5792" calcext:value-type="float">
            <text:p>93.5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2744" calcext:value-type="float">
            <text:p>93.5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9696" calcext:value-type="float">
            <text:p>93.5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2264" calcext:value-type="float">
            <text:p>93.5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7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7776" calcext:value-type="float">
            <text:p>93.4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7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7504" calcext:value-type="float">
            <text:p>93.5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172" calcext:value-type="float">
            <text:p>93.7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3096" calcext:value-type="float">
            <text:p>94.1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3096" calcext:value-type="float">
            <text:p>94.1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2512" calcext:value-type="float">
            <text:p>94.0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6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9296" calcext:value-type="float">
            <text:p>94.1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6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9776" calcext:value-type="float">
            <text:p>94.2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5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4096" calcext:value-type="float">
            <text:p>94.4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3072" calcext:value-type="float">
            <text:p>94.6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5264" calcext:value-type="float">
            <text:p>94.6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8456" calcext:value-type="float">
            <text:p>95.0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3112" calcext:value-type="float">
            <text:p>95.0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9" calcext:value-type="float">
            <text:p>94.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4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5576" calcext:value-type="float">
            <text:p>94.9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7496" calcext:value-type="float">
            <text:p>95.0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0856" calcext:value-type="float">
            <text:p>95.2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9728" calcext:value-type="float">
            <text:p>95.3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3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1232" calcext:value-type="float">
            <text:p>95.2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2568" calcext:value-type="float">
            <text:p>95.2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3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3216" calcext:value-type="float">
            <text:p>95.0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2776" calcext:value-type="float">
            <text:p>95.3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0312" calcext:value-type="float">
            <text:p>95.4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288" calcext:value-type="float">
            <text:p>95.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6952" calcext:value-type="float">
            <text:p>95.2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5824" calcext:value-type="float">
            <text:p>95.3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9456" calcext:value-type="float">
            <text:p>95.4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5072" calcext:value-type="float">
            <text:p>95.4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008" calcext:value-type="float">
            <text:p>95.3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524" calcext:value-type="float">
            <text:p>95.2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668" calcext:value-type="float">
            <text:p>95.3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144" calcext:value-type="float">
            <text:p>95.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2128" calcext:value-type="float">
            <text:p>95.5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3464" calcext:value-type="float">
            <text:p>95.5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9288" calcext:value-type="float">
            <text:p>95.6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4632" calcext:value-type="float">
            <text:p>95.7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864" calcext:value-type="float">
            <text:p>95.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7304" calcext:value-type="float">
            <text:p>95.7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484" calcext:value-type="float">
            <text:p>95.8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72" calcext:value-type="float">
            <text:p>96.0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0496" calcext:value-type="float">
            <text:p>96.1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1936" calcext:value-type="float">
            <text:p>96.2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0432" calcext:value-type="float">
            <text:p>96.4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1016" calcext:value-type="float">
            <text:p>96.5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2936" calcext:value-type="float">
            <text:p>96.6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1304" calcext:value-type="float">
            <text:p>97.3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1512" calcext:value-type="float">
            <text:p>97.4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9592" calcext:value-type="float">
            <text:p>97.3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2536" calcext:value-type="float">
            <text:p>97.2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5688" calcext:value-type="float">
            <text:p>97.3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0616" calcext:value-type="float">
            <text:p>97.1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356" calcext:value-type="float">
            <text:p>97.0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2768" calcext:value-type="float">
            <text:p>96.8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9512" calcext:value-type="float">
            <text:p>96.6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7864" calcext:value-type="float">
            <text:p>96.4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1456" calcext:value-type="float">
            <text:p>96.2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3816" calcext:value-type="float">
            <text:p>96.0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1208" calcext:value-type="float">
            <text:p>95.7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3736" calcext:value-type="float">
            <text:p>95.4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668" calcext:value-type="float">
            <text:p>95.3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2504" calcext:value-type="float">
            <text:p>95.4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144" calcext:value-type="float">
            <text:p>95.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9352" calcext:value-type="float">
            <text:p>95.3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812" calcext:value-type="float">
            <text:p>95.4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812" calcext:value-type="float">
            <text:p>95.4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908" calcext:value-type="float">
            <text:p>95.5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8768" calcext:value-type="float">
            <text:p>95.2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5616" calcext:value-type="float">
            <text:p>95.2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5616" calcext:value-type="float">
            <text:p>95.2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9144" calcext:value-type="float">
            <text:p>95.2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8432" calcext:value-type="float">
            <text:p>95.6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388" calcext:value-type="float">
            <text:p>95.8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9872" calcext:value-type="float">
            <text:p>95.7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0624" calcext:value-type="float">
            <text:p>95.6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1272" calcext:value-type="float">
            <text:p>95.5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004" calcext:value-type="float">
            <text:p>95.5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1376" calcext:value-type="float">
            <text:p>95.5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1376" calcext:value-type="float">
            <text:p>95.5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3464" calcext:value-type="float">
            <text:p>95.5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6616" calcext:value-type="float">
            <text:p>95.6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5656" calcext:value-type="float">
            <text:p>95.5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2336" calcext:value-type="float">
            <text:p>95.6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3296" calcext:value-type="float">
            <text:p>95.7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8328" calcext:value-type="float">
            <text:p>95.5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9392" calcext:value-type="float">
            <text:p>95.7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3192" calcext:value-type="float">
            <text:p>95.6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5656" calcext:value-type="float">
            <text:p>95.5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432" calcext:value-type="float">
            <text:p>95.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0896" calcext:value-type="float">
            <text:p>95.5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4424" calcext:value-type="float">
            <text:p>95.5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9872" calcext:value-type="float">
            <text:p>95.7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3776" calcext:value-type="float">
            <text:p>95.7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7784" calcext:value-type="float">
            <text:p>95.8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388" calcext:value-type="float">
            <text:p>95.8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8848" calcext:value-type="float">
            <text:p>95.9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8848" calcext:value-type="float">
            <text:p>95.9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9976" calcext:value-type="float">
            <text:p>95.8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3232" calcext:value-type="float">
            <text:p>95.9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7992" calcext:value-type="float">
            <text:p>95.9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8096" calcext:value-type="float">
            <text:p>96.0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3336" calcext:value-type="float">
            <text:p>96.0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2584" calcext:value-type="float">
            <text:p>96.1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9912" calcext:value-type="float">
            <text:p>96.0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0328" calcext:value-type="float">
            <text:p>96.3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9952" calcext:value-type="float">
            <text:p>96.3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9576" calcext:value-type="float">
            <text:p>96.4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8344" calcext:value-type="float">
            <text:p>96.4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4064" calcext:value-type="float">
            <text:p>96.5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7864" calcext:value-type="float">
            <text:p>96.4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1288" calcext:value-type="float">
            <text:p>96.4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3208" calcext:value-type="float">
            <text:p>96.5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2832" calcext:value-type="float">
            <text:p>96.5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3416" calcext:value-type="float">
            <text:p>96.6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9136" calcext:value-type="float">
            <text:p>96.7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8488" calcext:value-type="float">
            <text:p>96.8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5544" calcext:value-type="float">
            <text:p>96.9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8112" calcext:value-type="float">
            <text:p>96.9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7736" calcext:value-type="float">
            <text:p>96.9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7944" calcext:value-type="float">
            <text:p>97.0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2808" calcext:value-type="float">
            <text:p>97.1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464" calcext:value-type="float">
            <text:p>96.6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2728" calcext:value-type="float">
            <text:p>96.5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4336" calcext:value-type="float">
            <text:p>96.4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7008" calcext:value-type="float">
            <text:p>96.4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108" calcext:value-type="float">
            <text:p>96.2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392" calcext:value-type="float">
            <text:p>96.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5632" calcext:value-type="float">
            <text:p>96.1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8784" calcext:value-type="float">
            <text:p>96.1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8136" calcext:value-type="float">
            <text:p>96.3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8136" calcext:value-type="float">
            <text:p>96.3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1768" calcext:value-type="float">
            <text:p>96.4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2728" calcext:value-type="float">
            <text:p>96.5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9784" calcext:value-type="float">
            <text:p>96.5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7008" calcext:value-type="float">
            <text:p>96.4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41056" calcext:value-type="float">
            <text:p>96.8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5064" calcext:value-type="float">
            <text:p>96.9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1704" calcext:value-type="float">
            <text:p>96.6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7048" calcext:value-type="float">
            <text:p>96.7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4168" calcext:value-type="float">
            <text:p>96.5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29576" calcext:value-type="float">
            <text:p>96.4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7824" calcext:value-type="float">
            <text:p>96.1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2376" calcext:value-type="float">
            <text:p>95.9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3-2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152" calcext:value-type="float">
            <text:p>95.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8472" calcext:value-type="float">
            <text:p>95.9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0144" calcext:value-type="float">
            <text:p>95.6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672" calcext:value-type="float">
            <text:p>95.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9664" calcext:value-type="float">
            <text:p>95.6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004" calcext:value-type="float">
            <text:p>95.5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9392" calcext:value-type="float">
            <text:p>95.7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004" calcext:value-type="float">
            <text:p>95.5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0624" calcext:value-type="float">
            <text:p>95.6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1856" calcext:value-type="float">
            <text:p>95.6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052" calcext:value-type="float">
            <text:p>95.6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8808" calcext:value-type="float">
            <text:p>95.6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196" calcext:value-type="float">
            <text:p>95.6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7952" calcext:value-type="float">
            <text:p>95.6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4904" calcext:value-type="float">
            <text:p>95.6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0416" calcext:value-type="float">
            <text:p>95.5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0792" calcext:value-type="float">
            <text:p>95.4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5008" calcext:value-type="float">
            <text:p>95.6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244" calcext:value-type="float">
            <text:p>95.7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816" calcext:value-type="float">
            <text:p>95.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5216" calcext:value-type="float">
            <text:p>95.8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5048" calcext:value-type="float">
            <text:p>96.0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6488" calcext:value-type="float">
            <text:p>96.1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0016" calcext:value-type="float">
            <text:p>96.1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0704" calcext:value-type="float">
            <text:p>96.3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44816" calcext:value-type="float">
            <text:p>96.4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3688" calcext:value-type="float">
            <text:p>96.5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1392" calcext:value-type="float">
            <text:p>96.4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128" calcext:value-type="float">
            <text:p>96.6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9616" calcext:value-type="float">
            <text:p>96.7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6296" calcext:value-type="float">
            <text:p>96.8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8696" calcext:value-type="float">
            <text:p>97.0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4456" calcext:value-type="float">
            <text:p>97.3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7064" calcext:value-type="float">
            <text:p>97.6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9864" calcext:value-type="float">
            <text:p>97.2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0512" calcext:value-type="float">
            <text:p>97.0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0304" calcext:value-type="float">
            <text:p>96.9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496" calcext:value-type="float">
            <text:p>96.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8448" calcext:value-type="float">
            <text:p>96.5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2832" calcext:value-type="float">
            <text:p>96.5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9032" calcext:value-type="float">
            <text:p>96.6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2328" calcext:value-type="float">
            <text:p>97.1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168" calcext:value-type="float">
            <text:p>97.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8656" calcext:value-type="float">
            <text:p>96.6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3896" calcext:value-type="float">
            <text:p>96.7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5944" calcext:value-type="float">
            <text:p>96.3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7928" calcext:value-type="float">
            <text:p>96.1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964" calcext:value-type="float">
            <text:p>96.1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344" calcext:value-type="float">
            <text:p>96.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7344" calcext:value-type="float">
            <text:p>96.0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1352" calcext:value-type="float">
            <text:p>96.1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4192" calcext:value-type="float">
            <text:p>96.0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0704" calcext:value-type="float">
            <text:p>96.3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2792" calcext:value-type="float">
            <text:p>96.2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3752" calcext:value-type="float">
            <text:p>96.3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3856" calcext:value-type="float">
            <text:p>96.3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3712" calcext:value-type="float">
            <text:p>95.9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9912" calcext:value-type="float">
            <text:p>96.0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4568" calcext:value-type="float">
            <text:p>95.9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6928" calcext:value-type="float">
            <text:p>95.8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484" calcext:value-type="float">
            <text:p>95.8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2128" calcext:value-type="float">
            <text:p>95.5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3528" calcext:value-type="float">
            <text:p>95.2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9896" calcext:value-type="float">
            <text:p>95.1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2-2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9624" calcext:value-type="float">
            <text:p>95.2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8664" calcext:value-type="float">
            <text:p>95.2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6368" calcext:value-type="float">
            <text:p>95.1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5512" calcext:value-type="float">
            <text:p>95.1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6472" calcext:value-type="float">
            <text:p>95.2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6096" calcext:value-type="float">
            <text:p>95.2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6576" calcext:value-type="float">
            <text:p>95.2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1336" calcext:value-type="float">
            <text:p>95.2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432" calcext:value-type="float">
            <text:p>95.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8872" calcext:value-type="float">
            <text:p>95.3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1648" calcext:value-type="float">
            <text:p>95.4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1272" calcext:value-type="float">
            <text:p>95.5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2336" calcext:value-type="float">
            <text:p>95.6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6344" calcext:value-type="float">
            <text:p>95.7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6824" calcext:value-type="float">
            <text:p>95.7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8848" calcext:value-type="float">
            <text:p>95.9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9432" calcext:value-type="float">
            <text:p>96.0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9912" calcext:value-type="float">
            <text:p>96.0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5736" calcext:value-type="float">
            <text:p>96.1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3752" calcext:value-type="float">
            <text:p>96.3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3" calcext:value-type="float">
            <text:p>96.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4544" calcext:value-type="float">
            <text:p>96.5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54" calcext:value-type="float">
            <text:p>96.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1912" calcext:value-type="float">
            <text:p>96.8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4208" calcext:value-type="float">
            <text:p>96.9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7088" calcext:value-type="float">
            <text:p>97.0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2536" calcext:value-type="float">
            <text:p>97.2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8592" calcext:value-type="float">
            <text:p>96.9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6232" calcext:value-type="float">
            <text:p>97.1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1576" calcext:value-type="float">
            <text:p>97.1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688" calcext:value-type="float">
            <text:p>96.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7968" calcext:value-type="float">
            <text:p>96.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3544" calcext:value-type="float">
            <text:p>96.1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2584" calcext:value-type="float">
            <text:p>96.1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5528" calcext:value-type="float">
            <text:p>96.0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3672" calcext:value-type="float">
            <text:p>95.6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3672" calcext:value-type="float">
            <text:p>95.6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1544" calcext:value-type="float">
            <text:p>95.4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4992" calcext:value-type="float">
            <text:p>94.8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3552" calcext:value-type="float">
            <text:p>94.7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1568" calcext:value-type="float">
            <text:p>94.8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0168" calcext:value-type="float">
            <text:p>95.0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6744" calcext:value-type="float">
            <text:p>95.1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8352" calcext:value-type="float">
            <text:p>95.0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7664" calcext:value-type="float">
            <text:p>94.8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7288" calcext:value-type="float">
            <text:p>94.8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1088" calcext:value-type="float">
            <text:p>94.8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8584" calcext:value-type="float">
            <text:p>94.5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1088" calcext:value-type="float">
            <text:p>94.8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7856" calcext:value-type="float">
            <text:p>94.0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2448" calcext:value-type="float">
            <text:p>94.2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7896" calcext:value-type="float">
            <text:p>94.4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6392" calcext:value-type="float">
            <text:p>94.5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2968" calcext:value-type="float">
            <text:p>94.6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4616" calcext:value-type="float">
            <text:p>94.8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5952" calcext:value-type="float">
            <text:p>94.8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6808" calcext:value-type="float">
            <text:p>94.8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5472" calcext:value-type="float">
            <text:p>94.8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6536" calcext:value-type="float">
            <text:p>94.9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236" calcext:value-type="float">
            <text:p>95.0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0104" calcext:value-type="float">
            <text:p>95.3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7536" calcext:value-type="float">
            <text:p>95.3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0416" calcext:value-type="float">
            <text:p>95.5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8808" calcext:value-type="float">
            <text:p>95.6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672" calcext:value-type="float">
            <text:p>95.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3776" calcext:value-type="float">
            <text:p>95.7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0768" calcext:value-type="float">
            <text:p>96.0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248" calcext:value-type="float">
            <text:p>96.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0704" calcext:value-type="float">
            <text:p>96.3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0056" calcext:value-type="float">
            <text:p>96.4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7696" calcext:value-type="float">
            <text:p>96.6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6672" calcext:value-type="float">
            <text:p>96.8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0512" calcext:value-type="float">
            <text:p>97.0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4728" calcext:value-type="float">
            <text:p>97.2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4248" calcext:value-type="float">
            <text:p>97.2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5688" calcext:value-type="float">
            <text:p>97.3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168" calcext:value-type="float">
            <text:p>97.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1576" calcext:value-type="float">
            <text:p>97.1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5" calcext:value-type="float">
            <text:p>97.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0928" calcext:value-type="float">
            <text:p>97.3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3872" calcext:value-type="float">
            <text:p>97.2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8088" calcext:value-type="float">
            <text:p>97.4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1472" calcext:value-type="float">
            <text:p>97.1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3288" calcext:value-type="float">
            <text:p>97.1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6232" calcext:value-type="float">
            <text:p>97.1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64272" calcext:value-type="float">
            <text:p>96.6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524" calcext:value-type="float">
            <text:p>95.2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1904" calcext:value-type="float">
            <text:p>94.4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4952" calcext:value-type="float">
            <text:p>94.4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4952" calcext:value-type="float">
            <text:p>94.4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6184" calcext:value-type="float">
            <text:p>94.4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2552" calcext:value-type="float">
            <text:p>94.3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7" calcext:value-type="float">
            <text:p>94.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1928" calcext:value-type="float">
            <text:p>93.9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7168" calcext:value-type="float">
            <text:p>93.9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2368" calcext:value-type="float">
            <text:p>93.6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5688" calcext:value-type="float">
            <text:p>93.5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8904" calcext:value-type="float">
            <text:p>93.3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4896" calcext:value-type="float">
            <text:p>93.2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4312" calcext:value-type="float">
            <text:p>93.1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9824" calcext:value-type="float">
            <text:p>93.0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0096" calcext:value-type="float">
            <text:p>92.9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4376" calcext:value-type="float">
            <text:p>92.9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8176" calcext:value-type="float">
            <text:p>92.8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3208" calcext:value-type="float">
            <text:p>92.7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9304" calcext:value-type="float">
            <text:p>92.7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0808" calcext:value-type="float">
            <text:p>92.5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9472" calcext:value-type="float">
            <text:p>92.5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2416" calcext:value-type="float">
            <text:p>92.4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3816" calcext:value-type="float">
            <text:p>92.2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8888" calcext:value-type="float">
            <text:p>92.4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2208" calcext:value-type="float">
            <text:p>92.3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8784" calcext:value-type="float">
            <text:p>92.3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772" calcext:value-type="float">
            <text:p>92.2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1184" calcext:value-type="float">
            <text:p>92.5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108" calcext:value-type="float">
            <text:p>92.4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536" calcext:value-type="float">
            <text:p>92.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3272" calcext:value-type="float">
            <text:p>92.4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5672" calcext:value-type="float">
            <text:p>92.6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4336" calcext:value-type="float">
            <text:p>92.6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0328" calcext:value-type="float">
            <text:p>92.5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0912" calcext:value-type="float">
            <text:p>92.6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8616" calcext:value-type="float">
            <text:p>92.5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872" calcext:value-type="float">
            <text:p>92.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1328" calcext:value-type="float">
            <text:p>92.9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352" calcext:value-type="float">
            <text:p>92.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90848" calcext:value-type="float">
            <text:p>92.8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4584" calcext:value-type="float">
            <text:p>93.0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0888" calcext:value-type="float">
            <text:p>93.2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3456" calcext:value-type="float">
            <text:p>93.1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8696" calcext:value-type="float">
            <text:p>93.1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688" calcext:value-type="float">
            <text:p>93.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788" calcext:value-type="float">
            <text:p>93.5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0072" calcext:value-type="float">
            <text:p>93.5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5584" calcext:value-type="float">
            <text:p>93.4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6168" calcext:value-type="float">
            <text:p>93.5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9152" calcext:value-type="float">
            <text:p>93.7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2848" calcext:value-type="float">
            <text:p>93.6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6416" calcext:value-type="float">
            <text:p>94.0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272" calcext:value-type="float">
            <text:p>94.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6" calcext:value-type="float">
            <text:p>93.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7568" calcext:value-type="float">
            <text:p>93.3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5984" calcext:value-type="float">
            <text:p>92.8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3" calcext:value-type="float">
            <text:p>92.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1352" calcext:value-type="float">
            <text:p>92.3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8952" calcext:value-type="float">
            <text:p>92.1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3064" calcext:value-type="float">
            <text:p>92.3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4336" calcext:value-type="float">
            <text:p>92.6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596" calcext:value-type="float">
            <text:p>93.4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0448" calcext:value-type="float">
            <text:p>93.5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1744" calcext:value-type="float">
            <text:p>93.2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9952" calcext:value-type="float">
            <text:p>92.5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5528" calcext:value-type="float">
            <text:p>92.2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15488" calcext:value-type="float">
            <text:p>91.9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7888" calcext:value-type="float">
            <text:p>92.0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624" calcext:value-type="float">
            <text:p>91.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1752" calcext:value-type="float">
            <text:p>91.7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2024" calcext:value-type="float">
            <text:p>91.6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3904" calcext:value-type="float">
            <text:p>91.4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8728" calcext:value-type="float">
            <text:p>91.1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5096" calcext:value-type="float">
            <text:p>91.0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424" calcext:value-type="float">
            <text:p>91.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7704" calcext:value-type="float">
            <text:p>91.3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2736" calcext:value-type="float">
            <text:p>91.2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5616" calcext:value-type="float">
            <text:p>91.4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1088" calcext:value-type="float">
            <text:p>91.0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5744" calcext:value-type="float">
            <text:p>90.9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6224" calcext:value-type="float">
            <text:p>90.9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5512" calcext:value-type="float">
            <text:p>91.3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5512" calcext:value-type="float">
            <text:p>91.3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5512" calcext:value-type="float">
            <text:p>91.3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8664" calcext:value-type="float">
            <text:p>91.4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236" calcext:value-type="float">
            <text:p>91.2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044" calcext:value-type="float">
            <text:p>91.1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1568" calcext:value-type="float">
            <text:p>91.0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9208" calcext:value-type="float">
            <text:p>91.1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6136" calcext:value-type="float">
            <text:p>91.7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3736" calcext:value-type="float">
            <text:p>91.6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8328" calcext:value-type="float">
            <text:p>91.7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816" calcext:value-type="float">
            <text:p>91.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148" calcext:value-type="float">
            <text:p>91.8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0248" calcext:value-type="float">
            <text:p>91.9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7536" calcext:value-type="float">
            <text:p>91.5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6304" calcext:value-type="float">
            <text:p>91.5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1064" calcext:value-type="float">
            <text:p>91.5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9728" calcext:value-type="float">
            <text:p>91.5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2024" calcext:value-type="float">
            <text:p>91.6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956" calcext:value-type="float">
            <text:p>91.7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0728" calcext:value-type="float">
            <text:p>91.9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004" calcext:value-type="float">
            <text:p>91.7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2232" calcext:value-type="float">
            <text:p>91.7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1688" calcext:value-type="float">
            <text:p>91.9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9184" calcext:value-type="float">
            <text:p>91.7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3464" calcext:value-type="float">
            <text:p>91.7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9184" calcext:value-type="float">
            <text:p>91.7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816" calcext:value-type="float">
            <text:p>91.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6824" calcext:value-type="float">
            <text:p>91.9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6112" calcext:value-type="float">
            <text:p>92.3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8072" calcext:value-type="float">
            <text:p>92.7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8072" calcext:value-type="float">
            <text:p>92.7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4168" calcext:value-type="float">
            <text:p>92.7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3416" calcext:value-type="float">
            <text:p>92.8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204" calcext:value-type="float">
            <text:p>92.5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0288" calcext:value-type="float">
            <text:p>92.2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14904" calcext:value-type="float">
            <text:p>91.8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6096" calcext:value-type="float">
            <text:p>91.4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2088" calcext:value-type="float">
            <text:p>91.3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5112" calcext:value-type="float">
            <text:p>91.9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1688" calcext:value-type="float">
            <text:p>91.9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5568" calcext:value-type="float">
            <text:p>92.5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7928" calcext:value-type="float">
            <text:p>92.3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7304" calcext:value-type="float">
            <text:p>91.9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0688" calcext:value-type="float">
            <text:p>91.6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4384" calcext:value-type="float">
            <text:p>91.4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0752" calcext:value-type="float">
            <text:p>91.3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8728" calcext:value-type="float">
            <text:p>91.1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8272" calcext:value-type="float">
            <text:p>90.5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8968" calcext:value-type="float">
            <text:p>89.2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9344" calcext:value-type="float">
            <text:p>89.2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9192" calcext:value-type="float">
            <text:p>90.3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2928" calcext:value-type="float">
            <text:p>90.4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3304" calcext:value-type="float">
            <text:p>90.4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4848" calcext:value-type="float">
            <text:p>90.6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892" calcext:value-type="float">
            <text:p>90.4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368" calcext:value-type="float">
            <text:p>90.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8544" calcext:value-type="float">
            <text:p>90.4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2344" calcext:value-type="float">
            <text:p>90.3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7896" calcext:value-type="float">
            <text:p>90.6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9296" calcext:value-type="float">
            <text:p>90.3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1152" calcext:value-type="float">
            <text:p>90.7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4744" calcext:value-type="float">
            <text:p>90.5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8584" calcext:value-type="float">
            <text:p>90.7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0024" calcext:value-type="float">
            <text:p>90.8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8208" calcext:value-type="float">
            <text:p>90.8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7352" calcext:value-type="float">
            <text:p>90.8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4864" calcext:value-type="float">
            <text:p>91.4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7392" calcext:value-type="float">
            <text:p>91.1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1464" calcext:value-type="float">
            <text:p>90.9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9104" calcext:value-type="float">
            <text:p>91.1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9584" calcext:value-type="float">
            <text:p>91.1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38" calcext:value-type="float">
            <text:p>91.3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7472" calcext:value-type="float">
            <text:p>91.7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5128" calcext:value-type="float">
            <text:p>92.8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872" calcext:value-type="float">
            <text:p>92.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3208" calcext:value-type="float">
            <text:p>92.7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676" calcext:value-type="float">
            <text:p>92.1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1272" calcext:value-type="float">
            <text:p>91.7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4168" calcext:value-type="float">
            <text:p>92.7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4168" calcext:value-type="float">
            <text:p>92.7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0264" calcext:value-type="float">
            <text:p>92.7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0264" calcext:value-type="float">
            <text:p>92.7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0264" calcext:value-type="float">
            <text:p>92.7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0264" calcext:value-type="float">
            <text:p>92.7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0264" calcext:value-type="float">
            <text:p>92.7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1456" calcext:value-type="float">
            <text:p>92.4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3504" calcext:value-type="float">
            <text:p>92.0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4008" calcext:value-type="float">
            <text:p>91.5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9648" calcext:value-type="float">
            <text:p>90.9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7688" calcext:value-type="float">
            <text:p>90.4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132" calcext:value-type="float">
            <text:p>90.5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9344" calcext:value-type="float">
            <text:p>89.2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0328" calcext:value-type="float">
            <text:p>88.7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3272" calcext:value-type="float">
            <text:p>88.6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3568" calcext:value-type="float">
            <text:p>87.9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5592" calcext:value-type="float">
            <text:p>88.1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0416" calcext:value-type="float">
            <text:p>87.9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388" calcext:value-type="float">
            <text:p>88.1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532" calcext:value-type="float">
            <text:p>88.2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6552" calcext:value-type="float">
            <text:p>88.2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952" calcext:value-type="float">
            <text:p>88.0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9456" calcext:value-type="float">
            <text:p>87.8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0128" calcext:value-type="float">
            <text:p>87.1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8416" calcext:value-type="float">
            <text:p>87.1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4512" calcext:value-type="float">
            <text:p>87.1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9648" calcext:value-type="float">
            <text:p>87.0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612" calcext:value-type="float">
            <text:p>87.0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0024" calcext:value-type="float">
            <text:p>87.0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7456" calcext:value-type="float">
            <text:p>87.0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3176" calcext:value-type="float">
            <text:p>87.1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8976" calcext:value-type="float">
            <text:p>87.8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0016" calcext:value-type="float">
            <text:p>88.5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0768" calcext:value-type="float">
            <text:p>88.4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6072" calcext:value-type="float">
            <text:p>88.2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8408" calcext:value-type="float">
            <text:p>88.6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7512" calcext:value-type="float">
            <text:p>88.2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3952" calcext:value-type="float">
            <text:p>90.2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6624" calcext:value-type="float">
            <text:p>90.3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6624" calcext:value-type="float">
            <text:p>90.3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4288" calcext:value-type="float">
            <text:p>89.9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884" calcext:value-type="float">
            <text:p>89.7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884" calcext:value-type="float">
            <text:p>89.7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0072" calcext:value-type="float">
            <text:p>89.7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7208" calcext:value-type="float">
            <text:p>90.4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748" calcext:value-type="float">
            <text:p>90.3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7712" calcext:value-type="float">
            <text:p>89.8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5288" calcext:value-type="float">
            <text:p>90.3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0176" calcext:value-type="float">
            <text:p>89.8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4896" calcext:value-type="float">
            <text:p>89.4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9568" calcext:value-type="float">
            <text:p>90.2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4584" calcext:value-type="float">
            <text:p>89.2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0576" calcext:value-type="float">
            <text:p>89.1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8368" calcext:value-type="float">
            <text:p>88.2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912" calcext:value-type="float">
            <text:p>88.0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004" calcext:value-type="float">
            <text:p>87.9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6448" calcext:value-type="float">
            <text:p>88.1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5352" calcext:value-type="float">
            <text:p>86.2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3912" calcext:value-type="float">
            <text:p>86.1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2784" calcext:value-type="float">
            <text:p>86.2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3664" calcext:value-type="float">
            <text:p>85.7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7128" calcext:value-type="float">
            <text:p>85.9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3976" calcext:value-type="float">
            <text:p>85.9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9528" calcext:value-type="float">
            <text:p>86.1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8872" calcext:value-type="float">
            <text:p>87.7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0376" calcext:value-type="float">
            <text:p>87.5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7136" calcext:value-type="float">
            <text:p>88.3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6344" calcext:value-type="float">
            <text:p>88.0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1688" calcext:value-type="float">
            <text:p>88.1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3984" calcext:value-type="float">
            <text:p>88.2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1688" calcext:value-type="float">
            <text:p>88.1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4904" calcext:value-type="float">
            <text:p>88.0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9152" calcext:value-type="float">
            <text:p>86.1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0048" calcext:value-type="float">
            <text:p>86.4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3344" calcext:value-type="float">
            <text:p>90.7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5368" calcext:value-type="float">
            <text:p>90.9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4992" calcext:value-type="float">
            <text:p>90.9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1336" calcext:value-type="float">
            <text:p>91.4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8768" calcext:value-type="float">
            <text:p>91.4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24" calcext:value-type="float">
            <text:p>91.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7096" calcext:value-type="float">
            <text:p>91.8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292" calcext:value-type="float">
            <text:p>91.9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1416" calcext:value-type="float">
            <text:p>92.1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7408" calcext:value-type="float">
            <text:p>92.0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816" calcext:value-type="float">
            <text:p>91.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9016" calcext:value-type="float">
            <text:p>91.9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4632" calcext:value-type="float">
            <text:p>91.9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4776" calcext:value-type="float">
            <text:p>92.3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3752" calcext:value-type="float">
            <text:p>92.5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5128" calcext:value-type="float">
            <text:p>92.8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5296" calcext:value-type="float">
            <text:p>92.6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8176" calcext:value-type="float">
            <text:p>92.8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1664" calcext:value-type="float">
            <text:p>92.5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9032" calcext:value-type="float">
            <text:p>92.8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1496" calcext:value-type="float">
            <text:p>92.7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8136" calcext:value-type="float">
            <text:p>92.5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5424" calcext:value-type="float">
            <text:p>92.1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6072" calcext:value-type="float">
            <text:p>92.0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1312" calcext:value-type="float">
            <text:p>92.0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7512" calcext:value-type="float">
            <text:p>92.1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51936" calcext:value-type="float">
            <text:p>92.4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7032" calcext:value-type="float">
            <text:p>92.0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9768" calcext:value-type="float">
            <text:p>91.8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2712" calcext:value-type="float">
            <text:p>91.8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9208" calcext:value-type="float">
            <text:p>91.1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708" calcext:value-type="float">
            <text:p>90.9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8416" calcext:value-type="float">
            <text:p>90.9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9064" calcext:value-type="float">
            <text:p>90.8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3928" calcext:value-type="float">
            <text:p>90.8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2008" calcext:value-type="float">
            <text:p>90.7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7312" calcext:value-type="float">
            <text:p>90.5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0632" calcext:value-type="float">
            <text:p>90.4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5704" calcext:value-type="float">
            <text:p>90.5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2864" calcext:value-type="float">
            <text:p>90.7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6936" calcext:value-type="float">
            <text:p>90.5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132" calcext:value-type="float">
            <text:p>90.5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9232" calcext:value-type="float">
            <text:p>90.6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5872" calcext:value-type="float">
            <text:p>90.4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7104" calcext:value-type="float">
            <text:p>90.3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3448" calcext:value-type="float">
            <text:p>90.8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0024" calcext:value-type="float">
            <text:p>90.8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8896" calcext:value-type="float">
            <text:p>90.9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8792" calcext:value-type="float">
            <text:p>90.9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0232" calcext:value-type="float">
            <text:p>91.0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0816" calcext:value-type="float">
            <text:p>91.1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4344" calcext:value-type="float">
            <text:p>91.1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9584" calcext:value-type="float">
            <text:p>91.1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0168" calcext:value-type="float">
            <text:p>91.2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2528" calcext:value-type="float">
            <text:p>91.0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6224" calcext:value-type="float">
            <text:p>90.9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7248" calcext:value-type="float">
            <text:p>90.7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1152" calcext:value-type="float">
            <text:p>90.7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852" calcext:value-type="float">
            <text:p>91.0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0128" calcext:value-type="float">
            <text:p>90.9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852" calcext:value-type="float">
            <text:p>91.0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2048" calcext:value-type="float">
            <text:p>91.0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9584" calcext:value-type="float">
            <text:p>91.1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0168" calcext:value-type="float">
            <text:p>91.2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7472" calcext:value-type="float">
            <text:p>91.7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2544" calcext:value-type="float">
            <text:p>91.9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7408" calcext:value-type="float">
            <text:p>92.0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0288" calcext:value-type="float">
            <text:p>92.2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5736" calcext:value-type="float">
            <text:p>92.3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4504" calcext:value-type="float">
            <text:p>92.4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82" calcext:value-type="float">
            <text:p>92.2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2312" calcext:value-type="float">
            <text:p>92.4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444" calcext:value-type="float">
            <text:p>92.6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2728" calcext:value-type="float">
            <text:p>92.6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6048" calcext:value-type="float">
            <text:p>92.5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1976" calcext:value-type="float">
            <text:p>92.7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5088" calcext:value-type="float">
            <text:p>92.5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4568" calcext:value-type="float">
            <text:p>92.1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008" calcext:value-type="float">
            <text:p>92.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9664" calcext:value-type="float">
            <text:p>91.7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2134</text:p>
          </table:table-cell>
          <table:table-cell office:value-type="string" calcext:value-type="string">
            <text:p>Eldorado Quad</text:p>
          </table:table-cell>
          <table:table-cell office:value-type="string" calcext:value-type="string">
            <text:p>200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912" calcext:value-type="float">
            <text:p>92.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36" meta:object-count="0"/>
    <meta:user-defined meta:name="AppVersion">3.0</meta:user-defined>
  </office:meta>
</office:document-meta>
</file>